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rsid="00286af2" officeooo:paragraph-rsid="003563a5"/>
    </style:style>
    <style:style style:name="P2" style:family="paragraph" style:parent-style-name="Heading_20_3">
      <style:text-properties officeooo:paragraph-rsid="003563a5"/>
    </style:style>
    <style:style style:name="P3" style:family="paragraph" style:parent-style-name="Heading_20_3">
      <style:text-properties officeooo:paragraph-rsid="0036bcac"/>
    </style:style>
    <style:style style:name="P4" style:family="paragraph" style:parent-style-name="Heading_20_3">
      <style:text-properties officeooo:paragraph-rsid="003bbbc9"/>
    </style:style>
    <style:style style:name="P5" style:family="paragraph" style:parent-style-name="Table_20_Contents">
      <style:text-properties fo:font-style="normal" style:text-underline-style="none" fo:font-weight="bold" officeooo:paragraph-rsid="001f7f1a" style:font-style-asian="normal" style:font-weight-asian="bold" style:font-style-complex="normal" style:font-weight-complex="bold"/>
    </style:style>
    <style:style style:name="P6" style:family="paragraph" style:parent-style-name="Table_20_Contents">
      <style:text-properties fo:font-style="normal" style:text-underline-style="none" fo:font-weight="bold" officeooo:rsid="002815c2" officeooo:paragraph-rsid="002815c2" style:font-style-asian="normal" style:font-weight-asian="bold" style:font-style-complex="normal" style:font-weight-complex="bold"/>
    </style:style>
    <style:style style:name="P7" style:family="paragraph" style:parent-style-name="Table_20_Contents">
      <style:text-properties officeooo:paragraph-rsid="0021d5e5"/>
    </style:style>
    <style:style style:name="P8" style:family="paragraph" style:parent-style-name="Table_20_Contents">
      <style:text-properties fo:font-weight="bold" officeooo:paragraph-rsid="0021d5e5" style:font-weight-asian="bold" style:font-weight-complex="bold"/>
    </style:style>
    <style:style style:name="P9" style:family="paragraph" style:parent-style-name="Table_20_Contents">
      <style:text-properties fo:font-weight="bold" officeooo:paragraph-rsid="00233e6f" style:font-weight-asian="bold" style:font-weight-complex="bold"/>
    </style:style>
    <style:style style:name="P10" style:family="paragraph" style:parent-style-name="Text_20_body">
      <style:text-properties officeooo:paragraph-rsid="001f7f1a"/>
    </style:style>
    <style:style style:name="P11" style:family="paragraph" style:parent-style-name="Text_20_body">
      <style:paragraph-properties fo:text-align="justify" style:justify-single-word="false"/>
      <style:text-properties officeooo:paragraph-rsid="001f7f1a"/>
    </style:style>
    <style:style style:name="P12" style:family="paragraph" style:parent-style-name="Text_20_body" style:list-style-name="L1">
      <style:paragraph-properties fo:text-align="justify" style:justify-single-word="false"/>
      <style:text-properties officeooo:paragraph-rsid="001f7f1a"/>
    </style:style>
    <style:style style:name="P13" style:family="paragraph" style:parent-style-name="Text_20_body" style:list-style-name="L4">
      <style:paragraph-properties fo:text-align="justify" style:justify-single-word="false"/>
      <style:text-properties officeooo:paragraph-rsid="001f7f1a"/>
    </style:style>
    <style:style style:name="P14" style:family="paragraph" style:parent-style-name="Text_20_body" style:list-style-name="L5">
      <style:paragraph-properties fo:text-align="justify" style:justify-single-word="false"/>
      <style:text-properties officeooo:paragraph-rsid="001f7f1a"/>
    </style:style>
    <style:style style:name="P15" style:family="paragraph" style:parent-style-name="Text_20_body" style:list-style-name="L6">
      <style:paragraph-properties fo:text-align="justify" style:justify-single-word="false"/>
      <style:text-properties officeooo:paragraph-rsid="0021736e"/>
    </style:style>
    <style:style style:name="P16" style:family="paragraph" style:parent-style-name="Text_20_body">
      <style:paragraph-properties fo:text-align="justify" style:justify-single-word="false"/>
      <style:text-properties officeooo:paragraph-rsid="0021736e"/>
    </style:style>
    <style:style style:name="P17" style:family="paragraph" style:parent-style-name="Text_20_body">
      <style:text-properties officeooo:paragraph-rsid="0021d5e5"/>
    </style:style>
    <style:style style:name="P18" style:family="paragraph" style:parent-style-name="Text_20_body">
      <style:text-properties fo:font-weight="bold" officeooo:paragraph-rsid="0039c7d3" style:font-weight-asian="bold" style:font-weight-complex="bold"/>
    </style:style>
    <style:style style:name="P19" style:family="paragraph" style:parent-style-name="Text_20_body">
      <loext:graphic-properties draw:fill="solid" draw:fill-color="#ffffff" draw:opacity="100%"/>
      <style:paragraph-properties fo:line-height="150%" fo:text-align="justify" style:justify-single-word="false" fo:background-color="#ffffff"/>
      <style:text-properties fo:font-size="14pt"/>
    </style:style>
    <style:style style:name="P20" style:family="paragraph" style:parent-style-name="Text_20_body">
      <style:text-properties fo:font-size="14pt" fo:font-style="normal" style:text-underline-style="none" fo:font-weight="bold" officeooo:rsid="002815c2" officeooo:paragraph-rsid="002815c2" style:font-style-asian="normal" style:font-weight-asian="bold" style:font-style-complex="normal" style:font-weight-complex="bold"/>
    </style:style>
    <style:style style:name="P21" style:family="paragraph" style:parent-style-name="Text_20_body">
      <loext:graphic-properties draw:fill="solid" draw:fill-color="#ffffff" draw:opacity="100%"/>
      <style:paragraph-properties fo:line-height="150%" fo:text-align="justify" style:justify-single-word="false" fo:background-color="#ffffff"/>
      <style:text-properties fo:font-size="14pt" officeooo:rsid="002ea68c" officeooo:paragraph-rsid="002ea68c"/>
    </style:style>
    <style:style style:name="P22" style:family="paragraph" style:parent-style-name="Text_20_body" style:list-style-name="L6">
      <style:paragraph-properties fo:text-align="justify" style:justify-single-word="false"/>
      <style:text-properties officeooo:rsid="00317047" officeooo:paragraph-rsid="00317047"/>
    </style:style>
    <style:style style:name="P23" style:family="paragraph" style:parent-style-name="Text_20_body">
      <style:paragraph-properties fo:text-align="justify" style:justify-single-word="false"/>
      <style:text-properties officeooo:rsid="00336f95" officeooo:paragraph-rsid="00336f95"/>
    </style:style>
    <style:style style:name="P24" style:family="paragraph" style:parent-style-name="Text_20_body">
      <style:text-properties officeooo:rsid="00286af2" officeooo:paragraph-rsid="003563a5"/>
    </style:style>
    <style:style style:name="P25" style:family="paragraph" style:parent-style-name="Text_20_body">
      <style:text-properties officeooo:rsid="00286af2" officeooo:paragraph-rsid="0039c7d3"/>
    </style:style>
    <style:style style:name="P26" style:family="paragraph" style:parent-style-name="Text_20_body">
      <style:paragraph-properties fo:text-align="center" style:justify-single-word="false"/>
      <style:text-properties officeooo:rsid="00286af2" officeooo:paragraph-rsid="0039c7d3"/>
    </style:style>
    <style:style style:name="P27" style:family="paragraph" style:parent-style-name="Text_20_body">
      <style:paragraph-properties fo:text-align="center" style:justify-single-word="false"/>
      <style:text-properties officeooo:rsid="00286af2" officeooo:paragraph-rsid="003bbbc9"/>
    </style:style>
    <style:style style:name="P28" style:family="paragraph" style:parent-style-name="Text_20_body">
      <style:text-properties officeooo:rsid="00286af2" officeooo:paragraph-rsid="003bbbc9"/>
    </style:style>
    <style:style style:name="P29" style:family="paragraph" style:parent-style-name="Text_20_body" style:list-style-name="L9">
      <style:text-properties officeooo:paragraph-rsid="003563a5"/>
    </style:style>
    <style:style style:name="P30" style:family="paragraph" style:parent-style-name="Text_20_body" style:list-style-name="L12">
      <style:text-properties officeooo:paragraph-rsid="003563a5"/>
    </style:style>
    <style:style style:name="P31" style:family="paragraph" style:parent-style-name="Text_20_body" style:list-style-name="L13">
      <style:text-properties officeooo:paragraph-rsid="003563a5"/>
    </style:style>
    <style:style style:name="P32" style:family="paragraph" style:parent-style-name="Text_20_body">
      <style:text-properties officeooo:paragraph-rsid="003563a5"/>
    </style:style>
    <style:style style:name="P33" style:family="paragraph" style:parent-style-name="Text_20_body" style:list-style-name="L14">
      <style:text-properties officeooo:paragraph-rsid="0036bcac"/>
    </style:style>
    <style:style style:name="P34" style:family="paragraph" style:parent-style-name="Text_20_body" style:list-style-name="L17">
      <style:text-properties officeooo:paragraph-rsid="0036bcac"/>
    </style:style>
    <style:style style:name="P35" style:family="paragraph" style:parent-style-name="Text_20_body" style:list-style-name="L18">
      <style:text-properties officeooo:paragraph-rsid="0036bcac"/>
    </style:style>
    <style:style style:name="P36" style:family="paragraph" style:parent-style-name="Text_20_body">
      <style:text-properties officeooo:paragraph-rsid="0036bcac"/>
    </style:style>
    <style:style style:name="P37" style:family="paragraph" style:parent-style-name="Text_20_body">
      <style:text-properties officeooo:paragraph-rsid="0036e023"/>
    </style:style>
    <style:style style:name="P38" style:family="paragraph" style:parent-style-name="Text_20_body">
      <style:text-properties officeooo:paragraph-rsid="0039c7d3"/>
    </style:style>
    <style:style style:name="P39" style:family="paragraph" style:parent-style-name="Text_20_body" style:list-style-name="L19">
      <style:text-properties officeooo:paragraph-rsid="003bbbc9"/>
    </style:style>
    <style:style style:name="P40" style:family="paragraph" style:parent-style-name="Text_20_body" style:list-style-name="L24">
      <style:text-properties officeooo:paragraph-rsid="003bbbc9"/>
    </style:style>
    <style:style style:name="P41" style:family="paragraph" style:parent-style-name="Text_20_body" style:list-style-name="L25">
      <style:text-properties officeooo:paragraph-rsid="003bbbc9"/>
    </style:style>
    <style:style style:name="P42" style:family="paragraph" style:parent-style-name="Text_20_body" style:list-style-name="L26">
      <style:text-properties officeooo:paragraph-rsid="003bbbc9"/>
    </style:style>
    <style:style style:name="P43" style:family="paragraph" style:parent-style-name="Text_20_body" style:list-style-name="L27">
      <style:text-properties officeooo:paragraph-rsid="003bbbc9"/>
    </style:style>
    <style:style style:name="P44" style:family="paragraph" style:parent-style-name="Text_20_body">
      <style:text-properties officeooo:paragraph-rsid="003bbbc9"/>
    </style:style>
    <style:style style:name="P45" style:family="paragraph" style:parent-style-name="Text_20_body" style:list-style-name="L9">
      <style:paragraph-properties fo:margin-top="0cm" fo:margin-bottom="0cm" loext:contextual-spacing="false"/>
      <style:text-properties officeooo:paragraph-rsid="003563a5"/>
    </style:style>
    <style:style style:name="P46" style:family="paragraph" style:parent-style-name="Text_20_body" style:list-style-name="L12">
      <style:paragraph-properties fo:margin-top="0cm" fo:margin-bottom="0cm" loext:contextual-spacing="false"/>
      <style:text-properties officeooo:paragraph-rsid="003563a5"/>
    </style:style>
    <style:style style:name="P47" style:family="paragraph" style:parent-style-name="Text_20_body" style:list-style-name="L13">
      <style:paragraph-properties fo:margin-top="0cm" fo:margin-bottom="0cm" loext:contextual-spacing="false"/>
      <style:text-properties officeooo:paragraph-rsid="003563a5"/>
    </style:style>
    <style:style style:name="P48" style:family="paragraph" style:parent-style-name="Text_20_body">
      <style:paragraph-properties fo:margin-top="0cm" fo:margin-bottom="0cm" loext:contextual-spacing="false"/>
      <style:text-properties officeooo:paragraph-rsid="0036bcac"/>
    </style:style>
    <style:style style:name="P49" style:family="paragraph" style:parent-style-name="Text_20_body" style:list-style-name="L19">
      <style:paragraph-properties fo:margin-top="0cm" fo:margin-bottom="0cm" loext:contextual-spacing="false"/>
      <style:text-properties officeooo:paragraph-rsid="003bbbc9"/>
    </style:style>
    <style:style style:name="P50" style:family="paragraph" style:parent-style-name="Text_20_body" style:list-style-name="L24">
      <style:paragraph-properties fo:margin-top="0cm" fo:margin-bottom="0cm" loext:contextual-spacing="false"/>
      <style:text-properties officeooo:paragraph-rsid="003bbbc9"/>
    </style:style>
    <style:style style:name="P51" style:family="paragraph" style:parent-style-name="Text_20_body" style:list-style-name="L25">
      <style:paragraph-properties fo:margin-top="0cm" fo:margin-bottom="0cm" loext:contextual-spacing="false"/>
      <style:text-properties officeooo:paragraph-rsid="003bbbc9"/>
    </style:style>
    <style:style style:name="P52" style:family="paragraph" style:parent-style-name="Text_20_body" style:list-style-name="L26">
      <style:paragraph-properties fo:margin-top="0cm" fo:margin-bottom="0cm" loext:contextual-spacing="false"/>
      <style:text-properties officeooo:paragraph-rsid="003bbbc9"/>
    </style:style>
    <style:style style:name="P53" style:family="paragraph" style:parent-style-name="Text_20_body" style:list-style-name="L27">
      <style:paragraph-properties fo:margin-top="0cm" fo:margin-bottom="0cm" loext:contextual-spacing="false"/>
      <style:text-properties officeooo:paragraph-rsid="003bbbc9"/>
    </style:style>
    <style:style style:name="P54" style:family="paragraph" style:parent-style-name="Text_20_body">
      <style:paragraph-properties fo:margin-top="0cm" fo:margin-bottom="0.499cm" loext:contextual-spacing="false"/>
      <style:text-properties fo:font-weight="bold" officeooo:rsid="00286af2" officeooo:paragraph-rsid="0036bcac" style:font-weight-asian="bold" style:font-weight-complex="bold"/>
    </style:style>
    <style:style style:name="P55" style:family="paragraph" style:parent-style-name="Text_20_body">
      <style:paragraph-properties fo:margin-top="0cm" fo:margin-bottom="0.499cm" loext:contextual-spacing="false"/>
      <style:text-properties fo:font-weight="bold" officeooo:rsid="00286af2" officeooo:paragraph-rsid="0036e023" style:font-weight-asian="bold" style:font-weight-complex="bold"/>
    </style:style>
    <style:style style:name="P56" style:family="paragraph" style:parent-style-name="List_20_Heading">
      <style:paragraph-properties fo:margin-top="0cm" fo:margin-bottom="0.499cm" loext:contextual-spacing="false"/>
      <style:text-properties officeooo:paragraph-rsid="003563a5"/>
    </style:style>
    <style:style style:name="P57" style:family="paragraph" style:parent-style-name="Heading_20_2">
      <style:text-properties officeooo:paragraph-rsid="0021d5e5"/>
    </style:style>
    <style:style style:name="P58" style:family="paragraph" style:parent-style-name="Heading_20_2">
      <style:text-properties officeooo:paragraph-rsid="0024f3fa"/>
    </style:style>
    <style:style style:name="P59" style:family="paragraph" style:parent-style-name="Heading_20_2">
      <style:text-properties officeooo:paragraph-rsid="003563a5"/>
    </style:style>
    <style:style style:name="P60" style:family="paragraph" style:parent-style-name="Heading_20_2">
      <style:text-properties officeooo:rsid="00286af2" officeooo:paragraph-rsid="0036bcac"/>
    </style:style>
    <style:style style:name="P61" style:family="paragraph" style:parent-style-name="Heading_20_2">
      <style:text-properties officeooo:rsid="00286af2" officeooo:paragraph-rsid="0039c7d3"/>
    </style:style>
    <style:style style:name="P62" style:family="paragraph" style:parent-style-name="Heading_20_2">
      <style:text-properties officeooo:rsid="00286af2" officeooo:paragraph-rsid="003bbbc9"/>
    </style:style>
    <style:style style:name="P63" style:family="paragraph" style:parent-style-name="Heading_20_2">
      <style:text-properties officeooo:paragraph-rsid="0036bcac"/>
    </style:style>
    <style:style style:name="P64" style:family="paragraph" style:parent-style-name="Heading_20_2">
      <style:text-properties officeooo:paragraph-rsid="0036e023"/>
    </style:style>
    <style:style style:name="P65" style:family="paragraph" style:parent-style-name="Heading_20_2">
      <style:text-properties officeooo:paragraph-rsid="0039c7d3"/>
    </style:style>
    <style:style style:name="P66" style:family="paragraph" style:parent-style-name="Standard">
      <style:paragraph-properties fo:text-align="center" style:justify-single-word="false"/>
      <style:text-properties officeooo:rsid="00286af2" officeooo:paragraph-rsid="0036e023"/>
    </style:style>
    <style:style style:name="P67" style:family="paragraph" style:parent-style-name="Standard">
      <style:paragraph-properties fo:margin-left="-0.25cm" fo:margin-right="0cm" fo:line-height="115%" fo:text-align="justify" style:justify-single-word="false" fo:text-indent="1.499cm" style:auto-text-indent="false"/>
      <style:text-properties fo:font-style="normal" style:text-underline-style="none" fo:font-weight="bold" officeooo:rsid="002815c2" officeooo:paragraph-rsid="0029e312" style:font-style-asian="normal" style:font-weight-asian="bold" style:font-style-complex="normal" style:font-weight-complex="bold"/>
    </style:style>
    <style:style style:name="P68" style:family="paragraph" style:parent-style-name="Standard">
      <style:paragraph-properties fo:margin-left="-0.25cm" fo:margin-right="0cm" fo:line-height="115%" fo:text-align="justify" style:justify-single-word="false" fo:text-indent="1.499cm" style:auto-text-indent="false"/>
      <style:text-properties officeooo:paragraph-rsid="0029e312"/>
    </style:style>
    <style:style style:name="P69" style:family="paragraph" style:parent-style-name="Standard">
      <style:paragraph-properties fo:margin-left="-0.25cm" fo:margin-right="0cm" fo:line-height="115%" fo:text-align="justify" style:justify-single-word="false" fo:text-indent="1.499cm" style:auto-text-indent="false"/>
      <style:text-properties fo:font-size="14pt" fo:font-weight="normal" officeooo:paragraph-rsid="0029e312" style:font-size-asian="14pt" style:font-weight-asian="normal" style:font-size-complex="14pt"/>
    </style:style>
    <style:style style:name="P70" style:family="paragraph" style:parent-style-name="Standard">
      <style:paragraph-properties fo:margin-left="-0.25cm" fo:margin-right="0cm" fo:line-height="115%" fo:text-align="justify" style:justify-single-word="false" fo:text-indent="1.499cm" style:auto-text-indent="false"/>
      <style:text-properties fo:font-size="14pt" fo:letter-spacing="-0.004cm" fo:font-style="italic" fo:font-weight="normal" officeooo:paragraph-rsid="0029e312" style:font-size-asian="14pt" style:font-style-asian="italic" style:font-weight-asian="normal" style:font-size-complex="14pt" style:font-style-complex="italic"/>
    </style:style>
    <style:style style:name="P71" style:family="paragraph" style:parent-style-name="Standard">
      <style:paragraph-properties fo:margin-left="-0.25cm" fo:margin-right="0cm" fo:line-height="115%" fo:text-align="justify" style:justify-single-word="false" fo:text-indent="1.499cm" style:auto-text-indent="false"/>
      <style:text-properties fo:font-size="14pt" fo:font-style="italic" fo:font-weight="normal" officeooo:paragraph-rsid="0029e312" style:font-size-asian="14pt" style:font-style-asian="italic" style:font-weight-asian="normal" style:font-size-complex="14pt" style:font-style-complex="italic"/>
    </style:style>
    <style:style style:name="P72" style:family="paragraph" style:parent-style-name="Standard">
      <style:paragraph-properties fo:margin-left="-0.25cm" fo:margin-right="0cm" fo:line-height="115%" fo:text-align="justify" style:justify-single-word="false" fo:text-indent="1.499cm" style:auto-text-indent="false"/>
      <style:text-properties fo:font-size="14pt" fo:letter-spacing="-0.002cm" fo:font-style="italic" fo:font-weight="normal" officeooo:paragraph-rsid="0029e312" style:font-size-asian="14pt" style:font-style-asian="italic" style:font-weight-asian="normal" style:font-size-complex="14pt" style:font-style-complex="italic"/>
    </style:style>
    <style:style style:name="P73" style:family="paragraph" style:parent-style-name="Standard">
      <style:paragraph-properties fo:margin-left="-0.25cm" fo:margin-right="0cm" fo:line-height="115%" fo:text-align="justify" style:justify-single-word="false" fo:text-indent="1.499cm" style:auto-text-indent="false"/>
      <style:text-properties fo:font-size="14pt" fo:letter-spacing="0.009cm" fo:font-style="italic" fo:font-weight="normal" officeooo:paragraph-rsid="0029e312" style:font-size-asian="14pt" style:font-style-asian="italic" style:font-weight-asian="normal" style:font-size-complex="14pt" style:font-style-complex="italic"/>
    </style:style>
    <style:style style:name="P74" style:family="paragraph" style:parent-style-name="Standard">
      <style:paragraph-properties fo:margin-left="-0.25cm" fo:margin-right="0cm" fo:line-height="115%" fo:text-align="justify" style:justify-single-word="false" fo:text-indent="0cm" style:auto-text-indent="false"/>
      <style:text-properties officeooo:paragraph-rsid="0029e312"/>
    </style:style>
    <style:style style:name="P75" style:family="paragraph" style:parent-style-name="Standard">
      <style:paragraph-properties fo:margin-left="-0.25cm" fo:margin-right="0cm" fo:line-height="115%" fo:text-align="justify" style:justify-single-word="false" fo:text-indent="0cm" style:auto-text-indent="false"/>
      <style:text-properties fo:font-style="normal" style:text-underline-style="none" fo:font-weight="bold" officeooo:rsid="0029e312" officeooo:paragraph-rsid="0029e312" style:font-style-asian="normal" style:font-weight-asian="bold"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6bcac"/>
    </style:style>
    <style:style style:name="T4" style:family="text">
      <style:text-properties fo:font-weight="bold" officeooo:rsid="00286af2"/>
    </style:style>
    <style:style style:name="T5" style:family="text">
      <style:text-properties officeooo:rsid="0018f24a"/>
    </style:style>
    <style:style style:name="T6" style:family="text">
      <style:text-properties officeooo:rsid="0025016b"/>
    </style:style>
    <style:style style:name="T7" style:family="text">
      <style:text-properties officeooo:rsid="00233e6f"/>
    </style:style>
    <style:style style:name="T8" style:family="text">
      <style:text-properties officeooo:rsid="00240b91"/>
    </style:style>
    <style:style style:name="T9" style:family="text">
      <style:text-properties fo:font-size="12pt" style:font-size-asian="12pt" style:font-size-complex="12pt"/>
    </style:style>
    <style:style style:name="T10" style:family="text">
      <style:text-properties fo:font-size="12pt" officeooo:rsid="0024f3fa" style:font-size-asian="12pt" style:font-size-complex="12pt"/>
    </style:style>
    <style:style style:name="T11" style:family="text">
      <style:text-properties officeooo:rsid="00267784"/>
    </style:style>
    <style:style style:name="T12" style:family="text">
      <style:text-properties fo:font-size="14pt" fo:letter-spacing="0.002cm" fo:font-style="italic" fo:font-weight="normal" style:font-size-asian="14pt" style:font-style-asian="italic" style:font-weight-asian="normal" style:font-size-complex="14pt" style:font-style-complex="italic"/>
    </style:style>
    <style:style style:name="T13" style:family="text">
      <style:text-properties fo:font-size="14pt" fo:letter-spacing="0.002cm" fo:font-weight="normal" style:font-size-asian="14pt" style:font-weight-asian="normal" style:font-size-complex="14pt"/>
    </style:style>
    <style:style style:name="T14" style:family="text">
      <style:text-properties fo:font-size="14pt" fo:font-weight="normal" style:font-size-asian="14pt" style:font-weight-asian="normal" style:font-size-complex="14pt"/>
    </style:style>
    <style:style style:name="T15" style:family="text">
      <style:text-properties fo:font-size="14pt" fo:letter-spacing="-0.002cm" fo:font-weight="normal" style:font-size-asian="14pt" style:font-weight-asian="normal" style:font-size-complex="14pt"/>
    </style:style>
    <style:style style:name="T16" style:family="text">
      <style:text-properties fo:font-size="14pt" fo:letter-spacing="-0.002cm" fo:font-style="italic" fo:font-weight="normal" style:font-size-asian="14pt" style:font-style-asian="italic" style:font-weight-asian="normal" style:font-size-complex="14pt" style:font-style-complex="italic"/>
    </style:style>
    <style:style style:name="T17" style:family="text">
      <style:text-properties fo:font-size="14pt" fo:letter-spacing="-0.002cm" fo:font-style="italic" fo:font-weight="normal" style:font-size-asian="14pt" style:font-style-asian="italic" style:font-weight-asian="normal" style:font-size-complex="14pt" style:font-style-complex="italic" style:font-weight-complex="normal"/>
    </style:style>
    <style:style style:name="T18" style:family="text">
      <style:text-properties fo:font-size="14pt" fo:letter-spacing="0.012cm" fo:font-weight="normal" style:font-size-asian="14pt" style:font-weight-asian="normal" style:font-size-complex="14pt"/>
    </style:style>
    <style:style style:name="T19" style:family="text">
      <style:text-properties fo:font-size="14pt" fo:letter-spacing="-0.004cm" fo:font-weight="normal" style:font-size-asian="14pt" style:font-weight-asian="normal" style:font-size-complex="14pt"/>
    </style:style>
    <style:style style:name="T20" style:family="text">
      <style:text-properties fo:font-size="14pt" fo:letter-spacing="-0.004cm" fo:font-style="italic" fo:font-weight="normal" style:font-size-asian="14pt" style:font-style-asian="italic" style:font-weight-asian="normal" style:font-size-complex="14pt" style:font-style-complex="italic"/>
    </style:style>
    <style:style style:name="T21" style:family="text">
      <style:text-properties fo:font-size="14pt" fo:letter-spacing="-0.004cm" fo:font-style="italic" fo:font-weight="normal" style:font-size-asian="14pt" style:font-style-asian="italic" style:font-weight-asian="normal" style:font-size-complex="14pt" style:font-style-complex="italic" style:font-weight-complex="normal"/>
    </style:style>
    <style:style style:name="T22" style:family="text">
      <style:text-properties fo:font-size="14pt" fo:letter-spacing="0.004cm" fo:font-weight="normal" style:font-size-asian="14pt" style:font-weight-asian="normal" style:font-size-complex="14pt"/>
    </style:style>
    <style:style style:name="T23" style:family="text">
      <style:text-properties fo:font-size="14pt" fo:letter-spacing="0.005cm" fo:font-weight="normal" style:font-size-asian="14pt" style:font-weight-asian="normal" style:font-size-complex="14pt"/>
    </style:style>
    <style:style style:name="T24" style:family="text">
      <style:text-properties fo:font-size="14pt" fo:letter-spacing="0.009cm" fo:font-weight="normal" style:font-size-asian="14pt" style:font-weight-asian="normal" style:font-size-complex="14pt"/>
    </style:style>
    <style:style style:name="T25" style:family="text">
      <style:text-properties fo:font-size="14pt" fo:font-style="italic" fo:font-weight="normal" style:font-size-asian="14pt" style:font-style-asian="italic" style:font-weight-asian="normal" style:font-size-complex="14pt" style:font-style-complex="italic"/>
    </style:style>
    <style:style style:name="T26" style:family="text">
      <style:text-properties fo:font-size="14pt" fo:font-style="italic" fo:font-weight="normal" officeooo:rsid="0029e312" style:font-size-asian="14pt" style:font-style-asian="italic" style:font-weight-asian="normal" style:font-size-complex="14pt" style:font-style-complex="italic"/>
    </style:style>
    <style:style style:name="T27" style:family="text">
      <style:text-properties fo:font-size="14pt" fo:letter-spacing="0.011cm" fo:font-weight="normal" style:font-size-asian="14pt" style:font-weight-asian="normal" style:font-size-complex="14pt"/>
    </style:style>
    <style:style style:name="T28" style:family="text">
      <style:text-properties fo:font-size="14pt" fo:letter-spacing="-0.023cm" fo:font-style="italic" fo:font-weight="normal" style:font-size-asian="14pt" style:font-style-asian="italic" style:font-weight-asian="normal" style:font-size-complex="14pt" style:font-style-complex="italic"/>
    </style:style>
    <style:style style:name="T29" style:family="text">
      <style:text-properties fo:font-size="14pt" fo:letter-spacing="-0.025cm" fo:font-style="italic" fo:font-weight="normal" style:font-size-asian="14pt" style:font-style-asian="italic" style:font-weight-asian="normal" style:font-size-complex="14pt" style:font-style-complex="italic" style:font-weight-complex="normal"/>
    </style:style>
    <style:style style:name="T30" style:family="text">
      <style:text-properties fo:font-size="14pt" fo:letter-spacing="0.014cm" fo:font-weight="normal" style:font-size-asian="14pt" style:font-weight-asian="normal" style:font-size-complex="14pt"/>
    </style:style>
    <style:style style:name="T31" style:family="text">
      <style:text-properties fo:font-size="14pt" fo:letter-spacing="-0.005cm" fo:font-weight="normal" style:font-size-asian="14pt" style:font-weight-asian="normal" style:font-size-complex="14pt"/>
    </style:style>
    <style:style style:name="T32" style:family="text">
      <style:text-properties fo:font-size="14pt" fo:letter-spacing="0.007cm" fo:font-weight="normal" style:font-size-asian="14pt" style:font-weight-asian="normal" style:font-size-complex="14pt"/>
    </style:style>
    <style:style style:name="T33" style:family="text">
      <style:text-properties fo:font-size="14pt" fo:letter-spacing="-0.007cm" fo:font-weight="normal" style:font-size-asian="14pt" style:font-weight-asian="normal" style:font-size-complex="14pt"/>
    </style:style>
    <style:style style:name="T34" style:family="text">
      <style:text-properties fo:font-size="14pt" fo:letter-spacing="0.021cm" fo:font-weight="normal" style:font-size-asian="14pt" style:font-weight-asian="normal" style:font-size-complex="14pt"/>
    </style:style>
    <style:style style:name="T35" style:family="text">
      <style:text-properties fo:letter-spacing="-0.026cm" style:font-weight-complex="normal"/>
    </style:style>
    <style:style style:name="T36" style:family="text">
      <style:text-properties style:font-weight-complex="normal"/>
    </style:style>
    <style:style style:name="T37" style:family="text">
      <style:text-properties fo:letter-spacing="-0.023cm" style:font-weight-complex="normal"/>
    </style:style>
    <style:style style:name="T38" style:family="text">
      <style:text-properties officeooo:rsid="002b6949"/>
    </style:style>
    <style:style style:name="T39" style:family="text">
      <style:text-properties officeooo:rsid="00317047"/>
    </style:style>
    <style:style style:name="T40" style:family="text">
      <style:text-properties officeooo:rsid="00336f95"/>
    </style:style>
    <style:style style:name="T41" style:family="text">
      <style:text-properties fo:language="en" fo:country="US" fo:font-style="italic"/>
    </style:style>
    <style:style style:name="T42" style:family="text">
      <style:text-properties fo:language="en" fo:country="US" fo:font-style="italic" officeooo:rsid="0077088c"/>
    </style:style>
    <style:style style:name="T43" style:family="text">
      <style:text-properties fo:language="en" fo:country="US" fo:font-style="italic" officeooo:rsid="00286af2"/>
    </style:style>
    <style:style style:name="T44" style:family="text">
      <style:text-properties fo:font-style="italic"/>
    </style:style>
    <style:style style:name="T45" style:family="text">
      <style:text-properties fo:font-variant="normal" fo:text-transform="none" fo:font-style="normal" fo:font-weight="normal"/>
    </style:style>
    <style:style style:name="T46" style:family="text">
      <style:text-properties fo:font-weight="normal" style:font-weight-asian="normal" style:font-weight-complex="normal"/>
    </style:style>
    <style:style style:name="T47" style:family="text">
      <style:text-properties officeooo:rsid="00286af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span text:style-name="T11">Ведение</text:span></text:p>
      <text:p text:style-name="P6">&lt;</text:p>
      <text:p text:style-name="P6"><text:span text:style-name="T12">Введение </text:span><text:span text:style-name="T13">(общим объемом не более 5 стр.) должно содержать общие сведения о работе, ее краткую </text:span><text:span text:style-name="T14">характеристику, резюме. В нем необходимо отразить актуальность выбранной темы, цель и задачи, решаемые в рабо</text:span><text:span text:style-name="T15">те, используемые методики, практическую значимость полученных результатов. Целью </text:span><text:span text:style-name="T14">рабо</text:span><text:span text:style-name="T15">ты может быть: </text:span><text:span text:style-name="T18">построение (разработка) ПОВТиАС или ее компонентов</text:span><text:span text:style-name="T19">. Дополнительно может достигаться совершенствование информационной </text:span><text:span text:style-name="T22">базы, применение новых технических средств сбора, передачи, обработки и выдачи информации. В отдельных случаях работа может носить исследовательский характер. Во введении </text:span><text:span text:style-name="T13">необходимо также перечислить вопросы, которые будут рассмотрены в проекте, выделив вопросы, которые </text:span><text:span text:style-name="T15">предполагается решить практически. </text:span><text:span text:style-name="T14">Также следует коротко охарактеризовать объект и предмет исследования, информационную базу, исходные требования. </text:span><text:span text:style-name="T15">Рекомендуется писать введение по завершении основных глав проекта, перед </text:span><text:span text:style-name="T19">заключением. В этом случае исключена возможность несоответствия «желаемого» и «действительного».</text:span></text:p>
      <text:p text:style-name="P6">&gt;</text:p>
      <text:p text:style-name="P6"/>
      <text:p text:style-name="P20">Базы данных — это совокупность структур, предназначенных для хранения больших объемов информации и программных модулей, осуществляющих управление данными, их выборку, сортировку и другие подобные действия.</text:p>
      <text:p text:style-name="P19">Информация базы данных хранится в одной или нескольких таблицах. Любая таблица с данными состоит из набора однотипных записей, расположенных друг за другом. Они представляют собой строки таблицы, которые можно добавлять, удалять или изменять.</text:p>
      <text:p text:style-name="P19">Каждая запись является набором именованных полей, или ячеек, которые могут хранить самую разнообразную информацию, начиная от даты рождения и заканчивая подробным описанием кулинарного рецепта. Однотипные поля разных записей образуют столбец таблицы.</text:p>
      <text:p text:style-name="P19">Создав одну таблицу, вы уже получаете полноценную базу данных. Однако в реальной жизни структуры баз данных, а соответственно и способы их создания, намного сложнее.</text:p>
      <text:p text:style-name="P19">В последние годы на первый план выдвигается новая отрасль - информационная индустрия, связанная с производством технических средств, <text:soft-page-break/>методов, технологий для производства новых знаний. Эта индустрия тесно связана с развитием компьютерных технологий.</text:p>
      <text:p text:style-name="P19">В информационном обществе доминирует производство информационного продукта, а материальный продукт становится более информационно емким. Изменятся весь уклад жизни, система ценностей: возрастает значимость культурного досуга, возрастает спрос на знания, от человека требуется способность к интеллектуальному труду и творчеству. В результате появились противоречия между ограниченными возможностями человека по восприятию и переработке информации и существующими массивами хранящейся и передаваемой информации.</text:p>
      <text:p text:style-name="P19">Возникло большое число избыточной информации, в которой иногда трудно сориентироваться и выбрать нужные сведения.</text:p>
      <text:p text:style-name="P19">Для решения подобных проблем применяются автоматизированные базы данных. Они стали неотъемлемой частью практически всех компьютерных систем - от отрасли до отдельного предприятия. За последние несколько лет вырос уровень потребительских качеств систем управления базами данных (СУБД): разнообразие поддерживаемых функций, удобный для пользователя интерфейс, сопряжение с программными продуктами, в частности с другими СУБД, возможности для работы в сети и т.д. СУБД позволяет сводить воедино информацию из самых разных источников (электронные таблицы, другие базы данных) и помогает быстро найти необходимую информацию, донести ее до окружающих с помощью отчетов, графиков или таблиц.</text:p>
      <text:p text:style-name="P19">К настоящему времени накоплен значительный опыт проектирования БД, предназначенных для управления производством, это позволяет сделать процесс создания БД более эффективным. <text:span text:style-name="T38">В данном проекте была создана распределенная система предназначенная для хранения, структурирования и удобного оперирования данными другой распределенной системы а именно обработка базы данных логов клиент - серверной системы управления датчиков и камер организации «организация???». Данный программный продукт </text:span><text:soft-page-break/><text:span text:style-name="T38">представляет из себя программу для взаимодействия с базой данных логов, принимаемых от различных серверов распределенной системы. В обрабатываемых логах содержаться различный перечень важных данных о различных событиях систем отправляющий данные логи со своих серверов. Программа должна определенным образом анализировать большой объем логов различного рода от информационных до аварийных ситуаций. Написанная в ходе данного проекта ПО должно путем анализа данных выявлять определенные статистические метрики и отсылать их на соответствующие хосты (выделенные машины — сервера) отсылать отчет о полученных данных путем анализа логов. Данная программа была написанна на языке программирования С++, Python и bash (встроенный скриптовой язык OS Linux) так же использованы такие сторонние библиотеки как SMTP и POP3 для взаимодействия со сторонними серверами по протоколам smtp и pop для рассылки отчетов в виде электронных письем. Архитектура программной системы представляет из себя смесь микросервисной архитектуры с монолитной. Каждая из которых имеет ряд своих положительных так и отрицательных качеств. Так монолитная структура кода представляет из себя набор всевозможных процедур и функции выполняющий свой задуманный функционал в едином адресном пространстве процесса. Это позволяет выполнять вычисления в разы быстрее так как не требуется какие то выделенные каналы взаимодействия всех этих процедур и функции посредством каких то специфических возможностей операционной системы например (socket`ы , разделяемая память, shared file`ы и т.д.) которые в некоторой степени медленнее <text:s/>и тратят больше ресурсов системы. Но за данную возможность приходится расплачиваться более сложным циклом разработки По, т.к. обще известно что слабым местом монолитной структуры кода является отсутсвие модульности (модульности в функциях и процедурах) то есть нет простых способов проектирования системы так что бы сохранялось высокая степень переиспользуемости создаваемых функций, классов и т.д.</text:span></text:p>
      <text:p text:style-name="P21"><text:soft-page-break/>М<text:span text:style-name="T38">икросервисная</text:span> архитектура в свою очередь является противоположностью подхода монолитной архитектуры, то есть она стремится разделить задачу на множество маленьких задач решаемых маленькими, не сложными и легко тестируемыми и легко сопровождаемыми программами (сервисами). <text:s text:c="2"/>Данные микропрограммы или сервисы выполняют лишь одну легкую задачу из множества других и естественно так как эти сервисы изолированны друг от друга (независимы), то они могут быть написаны на разных библиотеках, диалектах, версия и даже на разных языках программирования и нет никакой необходимости заботится о совместимости и техниках взаимодействия этих программ так как данной задачей занимается специально выделенная программа, которая является своего рода выделенной линией связи между различными процессам (сервисами) с которой эти микропрограммы общаются (обмениваются данными) по строго определенному интерфейсу.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74"><text:span text:style-name="T26">&lt;</text:span></text:p>
      <text:p text:style-name="P74"><text:span text:style-name="T25">Первая глава (аналитическая часть</text:span><text:span text:style-name="T14">), как правило, носит теоретико-методологический характер. Целью аналитической части является рассмотрение существующего состояния предметной области, </text:span><text:span text:style-name="T27">характеристики объекта и системы управления и обоснование предложений по устранению выявленных </text:span><text:span text:style-name="T15">недостатков, внедрению новых подходов, новых технологий и т. д.</text:span><text:span text:style-name="T14"> </text:span></text:p>
      <text:p text:style-name="P69">Здесь можно дать историю вопроса, показать степень его изученности на основе обзора соответствующей отечественной и зарубежной литературы. В первой главе должны быть раскрыты понятия и сущность изучаемого объекта, явления или процесса, уточнены формулировки и др. Кроме того, можно остановиться на тенденциях развития тех или иных процессов, например, формировании новых экономических структур, особенностях развития демографических процессов.</text:p>
      <text:p text:style-name="P69">Описание изучаемой проблемы и динамика развития явлений должны иллюстрироваться справочными и обзорными таблицами, выполненными, главным образом, самостоятельно. Только в отдельных случаях можно заимствовать некоторые таблицы из литературных источников с обязательной ссылкой на первоисточник. Наряду с таблицами следует применять графики, которые обладают определенными преимуществами перед таблицами, так как позволяют более наглядно представить наиболее существенное и тем самым облегчить восприятие материала. По объему первая глава, как правило, не должна превышать 30% всей работы.</text:p>
      <text:p text:style-name="P69">Ниже, в зависимости от поставленной задачи предлагается содержание первой главы выпускной квалификационной работы.</text:p>
      <text:p text:style-name="P70">1. Аналитическая часть</text:p>
      <text:p text:style-name="P68"><text:span text:style-name="T20">1.1.</text:span><text:span text:style-name="T16"> Технико-экономическая характеристика предметной области</text:span></text:p>
      <text:p text:style-name="P68"><text:span text:style-name="T20">1.1.1</text:span><text:span text:style-name="T16">. Характеристика предприятия</text:span></text:p>
      <text:p text:style-name="P71">1.1.2. Краткая характеристика подразделения или видов его деятельности</text:p>
      <text:p text:style-name="P72">1.2. Постановка задачи</text:p>
      <text:p text:style-name="P72">1.2.1. <text:s/>Сущность содержания задачи</text:p>
      <text:p text:style-name="P72">1.2.2. Обоснование необходимости и цели использования вычислительной техники для решения задачи</text:p>
      <text:p text:style-name="P70">1.2.3. Цель и назначение автоматизированного варианта решения задачи</text:p>
      <text:p text:style-name="P70">1.2.4. Общая характеристика организации решения задачи на ЭВМ</text:p>
      <text:p text:style-name="P72">1.2.5. Формализация расчетов</text:p>
      <text:p text:style-name="P71"><text:soft-page-break/>1.3. Анализ существующих разработок и обоснование выбора технологии проектирования</text:p>
      <text:p text:style-name="P70">1.4. Обоснование проектных решений по видам обеспечения</text:p>
      <text:p text:style-name="P73">1.4.1. Техническое обеспечению (ТО)</text:p>
      <text:p text:style-name="P68"><text:span text:style-name="T28">1.4.2. И</text:span><text:span text:style-name="T16">нформационное обеспечение (ИО)</text:span></text:p>
      <text:p text:style-name="P72">1.4.3. Программное обеспечение (ПО)</text:p>
      <text:p text:style-name="P72">1.4.4. Технологическое обеспечение (ТО)</text:p>
      <text:p text:style-name="P68"><text:span text:style-name="T30">Поскольку объектом рассмотрения при разработке автономной задачи может служить какая-либо </text:span><text:span text:style-name="T14">деятельность отдельного подразделения предприятия (например, отдела или цеха), его участка или отдельного </text:span><text:span text:style-name="T22">сотрудника, то далее нужно привести краткую характеристику этого подразделения, в которой осуществляется </text:span><text:span text:style-name="T13">рассматриваемая деятельность, и описать его структуру, перечень выполняемых в этом подразделении функций </text:span><text:span text:style-name="T19">управления и его взаимодействие с другими подразделениями данного предприятия или подразделениями внешней </text:span><text:span text:style-name="T31">среды.</text:span></text:p>
      <text:p text:style-name="P68"><text:span text:style-name="T14">Затем необходимо дать общее описание рассматриваемой деятельности, а также характеристику технико-</text:span><text:span text:style-name="T15">экономических свойств ее как объекта управления.</text:span></text:p>
      <text:p text:style-name="P68"><text:span text:style-name="T32">Главными технико-экономическими свойствами объекта управления являются: цель и результаты</text:span><text:span text:style-name="T31"> деятельности, основные этапы и процессы рассматриваемой деятельности, используемые ресурсы и материалы. В </text:span><text:span text:style-name="T15">ходе рассмотрения перечисленных свойств, для них, по возможности, следует указать количественно-стоимостные </text:span><text:span text:style-name="T33">оценки и ограничения.</text:span></text:p>
      <text:p text:style-name="P68"><text:span text:style-name="T13">Характеризуя подразделение предприятия, следует отразить особенности его функционирования, то есть </text:span><text:span text:style-name="T15">принятые нормы и правила осуществления анализируемой деятельности, в условиях конкретной организации или </text:span><text:span text:style-name="T19">предприятия.</text:span></text:p>
      <text:p text:style-name="P68"><text:span text:style-name="T34">Среди функций управления, осуществляемых в изучаемом подразделении при выполнении </text:span><text:span text:style-name="T14">рассматриваемого вида деятельности, следует выбрать ту функцию или совокупность функций, для которых </text:span><text:span text:style-name="T13">разрабатывается ВКР.</text:span></text:p>
      <text:p text:style-name="P68"><text:span text:style-name="T14">Описание экономической сущности задачи автоматизированной реализации выбранной функции или </text:span><text:span text:style-name="T22">комплекса функций управления сводится к описанию перечня результатных экономических показателей, </text:span><text:span text:style-name="T27">рассчитываемых на базе использования совокупности исходных показателей в процессе выполнения этих </text:span><text:span text:style-name="T23">функций. При этом необходимо указать, какое место занимают эти показатели в системе управления данным </text:span><text:span text:style-name="T15">видом деятельности или подразделением, или всем предприятием в целом, т.е. насколько и каким образом зависят </text:span><text:span text:style-name="T27">от них процессы управления, выполняемые в изучаемом </text:span><text:soft-page-break/><text:span text:style-name="T27">подразделении, к какому классу задач с точки зрения </text:span><text:span text:style-name="T15">функций управления будет относиться выбранная задача, в чем выражается автономность задачи.</text:span></text:p>
      <text:p text:style-name="P68"><text:span text:style-name="T13">В качестве предметной области может выступать подразделение предприятия, фирмы, объединения и </text:span><text:span text:style-name="T23">т.д., или отдельный вид деятельности, протекающий в нем, поэтому в начале данного раздела необходимо </text:span><text:span text:style-name="T22">отразить цель функционирования предприятия, его организационную структуру и основные параметры его </text:span><text:span text:style-name="T19">функционирования.</text:span></text:p>
      <text:p text:style-name="P67"><text:span text:style-name="T23">В приведенном ниже примере в аналитической части дипломной работы объектом рассмотрения является управленческий анализ на предприятии. Выбранной </text:span><text:span text:style-name="T22">входящей в данный объект задачей, например, является «Расчет группы показателей эффективности, платежеспособности, рентабельности деятельности предприятия и сравнения их с аналогичными показателями прошлых периодов». </text:span><text:span text:style-name="T13">Данная задача относится к классу задач «Анализа деятельности предприятия" и необходима для определения </text:span><text:span text:style-name="T22">текущего состояния и тенденции развития этого предприятия. Результаты решения данной задачи являются </text:span><text:span text:style-name="T24">основой для принятия стратегических управленческих решений. Поэтому задача «Расчета показателей» </text:span><text:span text:style-name="T13">является важной и неотъемлемой частью управленческого анализа хозяйственной деятельности предприятия. </text:span><text:span text:style-name="T15">Информацию для решения задачи получают из системы, бухгалтерского учета предприятия в виде бухгалтерских </text:span><text:span text:style-name="T13">проводок заданной структуры. Результаты решения задачи могут служить исходными данными для систем </text:span><text:span text:style-name="T14">финансового планирования, внутреннего аудита.</text:span></text:p>
      <text:p text:style-name="P75"><text:span text:style-name="T14">&gt;</text:span></text:p>
      <text:p text:style-name="P5"/>
      <text:p text:style-name="P6">1.1. <text:span text:style-name="T20">Аналитическая часть</text:span></text:p>
      <text:p text:style-name="P5"/>
      <text:p text:style-name="P5">1.1. Технико-экономическая характеристика предметной области</text:p>
      <text:p text:style-name="P5"/>
      <text:p text:style-name="P5">1.1.2. Краткая характеристика подразделения или видов его деятельности</text:p>
      <text:p text:style-name="P5"/>
      <text:p text:style-name="P5">1.2. Постановка задачи</text:p>
      <text:p text:style-name="P5"/>
      <text:p text:style-name="P5">1.2.1. Сущность содержания задачи</text:p>
      <text:p text:style-name="P5"/>
      <text:p text:style-name="P5">1.2.2. Обоснование необходимости и цели использования вычислительной техники для</text:p>
      <text:p text:style-name="P5">решения задачи</text:p>
      <text:p text:style-name="P5"/>
      <text:p text:style-name="P10">Технологический процесс данной задачи состоит из трех этапов. Целью первого этапа является сбор, регистрация, передача данных для дальнейшей обработки. Результатом является составление документа (заявки). Цель второго этапа – перенос данных на машинные носители и первоначальное формирование информационной базы. Третий этап включает операции накопления, сортировки, корректировки, обработки данных и выдачи результатов (ответа).</text:p>
      <text:p text:style-name="P11"><text:soft-page-break/>При этом требуется учитывать следующие требования:</text:p>
      <text:list xml:id="list3879727967" text:style-name="L1">
        <text:list-item>
          <text:p text:style-name="P12">обеспечение достоверности обрабатываемой информации;</text:p>
        </text:list-item>
        <text:list-item>
          <text:p text:style-name="P12">решение задач в установленные сроки;</text:p>
        </text:list-item>
        <text:list-item>
          <text:p text:style-name="P12">обеспечение минимальных трудовых и стоимостных затрат на обработку данных;</text:p>
        </text:list-item>
        <text:list-item>
          <text:p text:style-name="P12">наличие возможности обработки данных на ЭВМ; </text:p>
        </text:list-item>
        <text:list-item>
          <text:p text:style-name="P12">возможность решения задачи в различных режимах.</text:p>
        </text:list-item>
      </text:list>
      <text:p text:style-name="P11">Эти требования могут быть выполнены за счет нескольких факторов:</text:p>
      <text:list xml:id="list415746060" text:style-name="L4">
        <text:list-item>
          <text:p text:style-name="P13">сокращение числа операций, особенно ручных;</text:p>
        </text:list-item>
        <text:list-item>
          <text:p text:style-name="P13">разработка системы жесткого контроля вводимой информации;</text:p>
        </text:list-item>
        <text:list-item>
          <text:p text:style-name="P13">снижение объема обрабатываемых данных (ведение НСИ);</text:p>
        </text:list-item>
      </text:list>
      <text:p text:style-name="P11">На выбор способа сбора, регистрации и передачи данных влияют следующие факторы:</text:p>
      <text:list xml:id="list4045386998" text:style-name="L5">
        <text:list-item>
          <text:p text:style-name="P14">удаленность источников информации от центра обработки данных;</text:p>
        </text:list-item>
        <text:list-item>
          <text:p text:style-name="P14">возможность связи с источниками информации по выделенным каналам связи.</text:p>
        </text:list-item>
      </text:list>
      <text:p text:style-name="P11"><text:span text:style-name="T8">Н</text:span>еобходима возможность просмотра полученных результатов перед оформлением и передачей выходной информации. </text:p>
      <text:p text:style-name="P11">Использование вычислительной техники при решении комплекса задач, описываемого в данной работе, обуславливается рядом факторов. Объем и качество выходной информации не позволит решать задачи без использовании вычислительной техники быстро и, что важно, корректно. Необходимость постоянной связи с различными базами данных, возможность использования локальной вычислительной сети, средств телекоммуникации – другие факторы, определяющие методы решения поставленных задач с использование вычислительной техники.</text:p>
      <text:p text:style-name="P16">Для создания <text:span text:style-name="T39">ПО</text:span> необходимо:</text:p>
      <text:list xml:id="list125358143" text:style-name="L6">
        <text:list-item>
          <text:p text:style-name="P15">разработать <text:span text:style-name="T39">базу данных для хранения входящих логов</text:span></text:p>
        </text:list-item>
        <text:list-item>
          <text:p text:style-name="P22">систему для работу с отчетами и обмена этими отчетами между хостами посредством электронной рассылки сообщений. </text:p>
        </text:list-item>
        <text:list-item>
          <text:p text:style-name="P22">Разработать GUI интерфейс для удобного взаимодействия с пользователем системы.</text:p>
        </text:list-item>
        <text:list-item>
          <text:p text:style-name="P22">Разработать подсистему для парсинга и чтения конфигурации системы из хранилища.</text:p>
        </text:list-item>
      </text:list>
      <text:p text:style-name="P16">К входной информации относится <text:span text:style-name="T40">отчеты</text:span>.</text:p>
      <text:p text:style-name="P23">В каждом отчете, отправляемом на сервер, содержится перечень обработанных логов (данных) при помощи запуска контроллера базы данных исполняющие соответственные sql скрипты (запросы к базе данных). Каждый отчет содержит перечень информации об исполняемых скриптам такие как: какие именно скрипты запускались, кем в какое время и т.д.</text:p>
      <text:p text:style-name="P23">К перечню входных данных относятся файлы с логами (данными). Данные файла отсылаются по email рассылке на сервер, где лежит ПО работающая с логами. Данная <text:soft-page-break/>программа автоматически запускается операционной системой в определенное время и ищет необходимые файлы с логами (данными) в определенной директории.</text:p>
      <text:p text:style-name="P23">В данной системе так же имеется подпрограмма главной задачей которой является скачивание с удаленного репозитория файла с логами (данными), это также происходит автоматически при запуске главной системы</text:p>
      <text:h text:style-name="P57" text:outline-level="2"/>
      <text:p text:style-name="P8">1.2.3. Цель и назначение автоматизированного варианта решения задачи</text:p>
      <text:p text:style-name="P7"/>
      <text:p text:style-name="P17">Цель автоматизации - повысить качество, снизить материальные затраты, сократить сроки проектирования и уменьшить количество работников, занятых проектированием. Под автоматизацией проектирования обычно понимают систематическое применение ЭВМ в процессе проектирования при научно обоснованном распределении функций между проектировщиком и ЭВМ и при обоснованном выборе методов машинного решения задач. </text:p>
      <text:p text:style-name="P17">Научно обоснованное распределение функций между человеком и ЭВМ подразумевает, что человек должен решать задачи, носящие творческий характер, а ЭВМ - задачи, удовлетворяющие требованиям возможности алгоритмизации и большей эффективности исполнения алгоритма на ЭВМ по сравнению с другим решением. </text:p>
      <text:p text:style-name="P17">ЭВМ можно использовать не только как средство проектирования, но и как партнера по выполнению проектной работы. А это меняет многие традиционные представления об организации проектирования. В настоящее время уже ни у кого не вызывает сомнения, что за автоматизацией проектирования большое будущее. Но путь в это будущее лежит через решение многих научных и технических проблем. И не случайно, что автоматизация проектирования стала рассматриваться как новое научное направление. Оно находится на стыке различных научных дисциплин, и в этом его особенность. </text:p>
      <text:p text:style-name="P17">Решительное ускорение научно-технического прогресса в проектировании достигается применением систем автоматизированного проектирования (САПР), основными частями которых являются технические средства, общее и специальное программное и математическое обеспечение. К отдельным частям САПР относят информационное обеспечение - банк данных, включающий различного рода справочные каталоги, значения параметров, сведения о типовых решениях и т. п. </text:p>
      <text:p text:style-name="P17">В САПР решение задач обеспечивается совокупностью программ общего и специального программного обеспечения, которые разрабатываются специалистами по САПР. Разработанные программы применяют многократно в различных ситуациях, возникающих при проектировании многих объектов. Несмотря на это, знание методов и алгоритмов, реализованных в программах САПР, желательно для пользователя САПР. Эти знания помогут избежать многих ошибок в формулировке задач, назначении исходных данных, интерпретации результатов. </text:p>
      <text:p text:style-name="P17">САПР конкретных отраслей имеет свою специфику, однако ряд основополагающих положений САПР имеет достаточно общий характер, например принципы построения общего и специального программного обеспечения, формирование взаимосвязанных типовых задач и программ, организация взаимодействия пользователя и ЭВМ, подходы к <text:soft-page-break/>получению математических моделей проектируемых объектов и т. д. В развитии автоматизированного проектирования можно выделить несколько стадий. </text:p>
      <text:p text:style-name="P17">Первая стадия характеризуется использованием ЭВМ в архитектурно-строительном проектировании, когда с помощью частных программ рассчитывали отдельные элементы и части зданий. В то время, в начале 50-х годов, использование ЭВМ для решения проектных задач осуществлялось по известной схеме, применяемой и сейчас во многих случаях решения отдельных, не связанных между собой задач исследовательского характера. Эта схема включает математическую формулировку задачи, выбор численных методов решения, разработку алгоритма, запись программы на алгоритмическом языке, кодирование исходных данных, перфорацию, отладку программы, решение задачи, обработку результатов - построение графиков, таблиц, чертежей и т. п. </text:p>
      <text:p text:style-name="P17">Большой объем неавтоматических работ, по своему характеру непривычных для проектирования, требовал специальной подготовки, большого терпения и особой аккуратности, и поэтому применение ЭВМ не могло носить массового характера. Попытки применения ЭВМ для проектирования, как правило, предпринимались в отношении задач, уже имевших четко выраженный расчетный характер. При этом в программах реализовывались отработанные в инженерной практике расчетные методики - методики, ориентированные на ручной режим. Подобное использование ЭВМ не вносило ничего принципиально нового в процесс проектирования и не могло дать качественных сдвигов в совершенствовании этого процесса. Такое использование ЭВМ можно рассматривать лишь как низшую ступень развития автоматизированного проектирования. </text:p>
      <text:p text:style-name="P7"><text:span text:style-name="T2">1.2.4. Общая характеристика организации решения задачи на ЭВМ</text:span></text:p>
      <text:p text:style-name="P17">Технология автоматизированной обработки информации строится на следующих принципах:</text:p>
      <text:p text:style-name="P17">· интеграции обработки данных и возможности работы сотрудников в условиях эксплуатации автоматизированных систем централизованного хранения и коллективного использования данных</text:p>
      <text:p text:style-name="P17">· распределенной обработки данных на базе развитых систем передачи;</text:p>
      <text:p text:style-name="P17">· рационального сочетания централизованного и децентрализованного управления и организации вычислительных систем;</text:p>
      <text:p text:style-name="P17">· моделирования и формализованного описания данных, процедур их преобразования, функций и рабочих мест исполнителей;</text:p>
      <text:p text:style-name="P17">· учета конкретных особенностей объекта, в котором реализуется машинная обработка информации.</text:p>
      <text:p text:style-name="P17">Организация технологии обработки информации на отдельных ее этапах имеет свои особенности, что дает основание для выделения внемашинной и внутримашинной технологии. Внемашинная технология (ее нередко именуют предбазовой) объединяет операции сбора и регистрации данных, запись данных на машинные носители с контролем. Внутримашинная технология связана с организацией вычислительного процесса в ЭВМ, организацией данных в памяти и их структуризацией, что дает основание называть ее еще и внутрибазовой.</text:p>
      <text:p text:style-name="P17"><text:soft-page-break/>Внутримашинная технология решения задач на ЭВМ, как правило, реализует следующие типовые процессы преобразования информации:</text:p>
      <text:p text:style-name="P17">· формирование новых баз данных;</text:p>
      <text:p text:style-name="P17">· упорядочение данных; выборка некоторых частей записи, слияние и разделение данных;</text:p>
      <text:p text:style-name="P17">· внесение изменений в данные; выполнение арифметических действий над реквизитами в пределах записей, над записями.</text:p>
      <text:p text:style-name="P17">Решение каждой отдельной задачи или комплекса задач требует выполнения следующих операций: загрузка программы машинного решения задачи; ввод исходных данных;</text:p>
      <text:p text:style-name="P17">· логический и арифметический контроль введенной информации; исправление ошибочных данных;</text:p>
      <text:p text:style-name="P17">· компоновка входных массивов и сортировка введенной информации; вычисления по заданному алгоритму; получение выходной информации;</text:p>
      <text:p text:style-name="P17">· редактирование выходных форм; вывод информации на экран и машинные носители;</text:p>
      <text:p text:style-name="P17">· печать таблиц с выходными данными.</text:p>
      <text:p text:style-name="P17">Выбор того или иного варианта технологии определяется прежде всего объемно-временными особенностями решаемых задач, периодичностью, срочностью, требованиями к быстроте связи пользователя с ЭВМ и режимными возможностями технических средств – в первую очередь ЭВМ.</text:p>
      <text:p text:style-name="P17">Назначение информационной системы</text:p>
      <text:p text:style-name="P17">Информационная система (ИС) – связанный набор аппаратных и программных средств, а также управленческого сервиса, осуществляющих сбор, обработку, хранение, анализ и представление информации для обеспечения процессов принятия решений.</text:p>
      <text:p text:style-name="P17">Основная цель функционирования ИС: обеспечение компании сохранение достигнутого уровня конкурентоспособности или создание конкурентного преимущества.</text:p>
      <text:p text:style-name="P17">Основные задачи ИС:</text:p>
      <text:p text:style-name="P17">1. На стратегическом уровне: обеспечение высшего руководства информацией о долгосрочных тенденциях в развитии бизнеса, лучших технологиях, продуктах, методах управления и способах изменения бизнеса – получаемой извне организации. Кроме того, ИС представляют возможность на базе аналитических моделей оценивать различные варианты развития бизнеса.</text:p>
      <text:p text:style-name="P17">2. На управленческом уровне: максимально быстрое обеспечение качественной информацией среднего и высшего звеньев руководства, подготовка оперативных отчетов и докладов в соответствии с регламентом и по конкретному поводу – получаемой изнутри организации, разработка новых продуктов, подготовка, регистрация и контроль за исполнением документов внутри организации. </text:p>
      <text:p text:style-name="P17">3. На операциональном уровне: качественное и быстрое выполнение рутинных, часто повторяющихся операций.</text:p>
      <text:p text:style-name="P17"><text:soft-page-break/>Архитектура ИС, рассматриваемых экономической информатикой, предусматривает наличие трех компонент: информационные технологии (ИТ), функциональные подсистемы (ФП), управление информационными системами.</text:p>
      <text:p text:style-name="P17">Информационные технологии (ИТ) – аппаратно-программная компонента информационных систем, телекоммуникации и данные, совместно обеспечивающие функционирование информационных систем и являющиеся их главной материальной основой.</text:p>
      <text:p text:style-name="P17">Функциональные подсистемы (ФП) – специализированные программы, обеспечивающие обработку и анализ информации для целей подготовки документов или принятия решений в конкретной функциональной области на базе информационных технологий.</text:p>
      <text:p text:style-name="P17">В современных информационных системах принято выделять: производство, финансы и кредит, бухгалтерию, маркетинг и сбыт, а также кадры (human resources) - в качестве наиболее общих функциональных областей организаций и компаний. Основной предмет функциональных подсистем – информация в семантическом аспекте, в том числе и ее содержательный анализ. Поэтому ФП составляют своего рода интеллектуальную основу информационных систем. ФП, как правило, имеют интерактивный характер и эффективность их работы во многом определяется деятельностью связанных с ними специалистов.</text:p>
      <text:p text:style-name="P17">ИТ иногда еще называют «компьютерной инфраструктурой» организации. Составляющие ИТ имеют «твердую основу» (hardware) в виде компьютеров, сетей, телекоммуникационного оборудования и каналов связи, а также «мягкую основу» (software) в виде программного обеспечения, управляющего работой аппаратуры. Для нас важнейшей составляющей ИТ, своеобразным ядром являются данные, организованные с помощью специальных программ в базы данных. Базы данных формально относятся к технологической составляющей, но по существу представляют собой важнейшее связующее звено, мост – соединяющий техническую мощь информационных систем с реальными задачами конкретных ФП. Базы данных – своего рода аппарат, преобразующий закладываемые в него данные в информацию, извлекаемую затем по запросам из ФП для подготовки и принятия решений. </text:p>
      <text:p text:style-name="P17"/>
      <text:p text:style-name="P8"><text:span text:style-name="T5">1.2.5. Формализация расчетов</text:span></text:p>
      <text:p text:style-name="P17"/>
      <text:p text:style-name="P8">1.3. Анализ существующих разработок и обоснование выбора технологии проектирования <text:span text:style-name="T7">+</text:span></text:p>
      <text:p text:style-name="P8"/>
      <text:p text:style-name="P8"/>
      <text:h text:style-name="P58" text:outline-level="2"><text:span text:style-name="T9">1.4. Обоснование проектных решений по видам обеспечения </text:span><text:span text:style-name="T10">+-</text:span><text:line-break/></text:h>
      <text:p text:style-name="P9">1.4.1. Техническое обеспечению (ТО<text:span text:style-name="T6">) +</text:span></text:p>
      <text:p text:style-name="P9"/>
      <text:p text:style-name="P24"><text:span text:style-name="T1">SQL</text:span> (<text:span text:style-name="T41">structured query language</text:span> — «язык структурированных запросов») — <text:a xlink:type="simple" xlink:href="https://ru.wikipedia.org/wiki/Декларативное_программирование" text:style-name="Internet_20_link" text:visited-style-name="Visited_20_Internet_20_Link">декларативный</text:a> <text:a xlink:type="simple" xlink:href="https://ru.wikipedia.org/wiki/Язык_программирования" text:style-name="Internet_20_link" text:visited-style-name="Visited_20_Internet_20_Link">язык программирования</text:a>, применяемый для создания, модификации и управления данными в <text:a xlink:type="simple" xlink:href="https://ru.wikipedia.org/wiki/Реляционные_базы_данных" text:style-name="Internet_20_link" text:visited-style-name="Visited_20_Internet_20_Link">реляционной базе данных</text:a>, управляемой соответствующей <text:a xlink:type="simple" xlink:href="https://ru.wikipedia.org/wiki/Система_управления_базами_данных" text:style-name="Internet_20_link" text:visited-style-name="Visited_20_Internet_20_Link">системой управления базами данных</text:a>. </text:p>
      <text:p text:style-name="P32"><text:soft-page-break/>Является, прежде всего, <text:a xlink:type="simple" xlink:href="https://ru.wikipedia.org/wiki/Информационный_язык" text:style-name="Internet_20_link" text:visited-style-name="Visited_20_Internet_20_Link">информационно-логическим языком</text:a>, предназначенным для описания, изменения и извлечения данных, хранимых в <text:a xlink:type="simple" xlink:href="https://ru.wikipedia.org/wiki/Реляционные_базы_данных" text:style-name="Internet_20_link" text:visited-style-name="Visited_20_Internet_20_Link">реляционных базах данных</text:a>. SQL считается <text:a xlink:type="simple" xlink:href="https://ru.wikipedia.org/wiki/Язык_программирования" text:style-name="Internet_20_link" text:visited-style-name="Visited_20_Internet_20_Link">языком программирования</text:a>, в общем случае (без ряда современных расширений) не является <text:a xlink:type="simple" xlink:href="https://ru.wikipedia.org/wiki/Полнота_по_Тьюрингу" text:style-name="Internet_20_link" text:visited-style-name="Visited_20_Internet_20_Link">тьюринг-полным</text:a>, но вместе с тем стандарт языка спецификацией <text:a xlink:type="simple" xlink:href="https://ru.wikipedia.org/wiki/SQL/PSM" text:style-name="Internet_20_link" text:visited-style-name="Visited_20_Internet_20_Link">SQL/PSM</text:a> предусматривает возможность его <text:a xlink:type="simple" xlink:href="https://ru.wikipedia.org/wiki/SQL#Процедурные_расширения" text:style-name="Internet_20_link" text:visited-style-name="Visited_20_Internet_20_Link">процедурных расширений</text:a>. </text:p>
      <text:p text:style-name="P32">Изначально SQL был основным способом работы пользователя с <text:a xlink:type="simple" xlink:href="https://ru.wikipedia.org/wiki/База_данных" text:style-name="Internet_20_link" text:visited-style-name="Visited_20_Internet_20_Link">базой данных</text:a> и позволял выполнять следующий набор операций: </text:p>
      <text:list xml:id="list3203219825" text:style-name="L9">
        <text:list-item>
          <text:p text:style-name="P45">создание в базе данных новой таблицы; </text:p>
        </text:list-item>
        <text:list-item>
          <text:p text:style-name="P45">добавление в таблицу новых записей; </text:p>
        </text:list-item>
        <text:list-item>
          <text:p text:style-name="P45">изменение записей; </text:p>
        </text:list-item>
        <text:list-item>
          <text:p text:style-name="P45">удаление записей; </text:p>
        </text:list-item>
        <text:list-item>
          <text:p text:style-name="P45">выборка записей из одной или нескольких таблиц (в соответствии с заданным условием); </text:p>
        </text:list-item>
        <text:list-item>
          <text:p text:style-name="P29">изменение структур таблиц.</text:p>
        </text:list-item>
      </text:list>
      <text:p text:style-name="P32">Со временем SQL усложнился— обогатился новыми конструкциями, обеспечил возможность описания и управления новыми хранимыми объектами (например, индексы, представления, триггеры и хранимые процедуры)— и стал приобретать черты, свойственные языкам программирования. </text:p>
      <text:p text:style-name="P32">При всех своих изменениях SQL остаётся самым распространённым лингвистическим средством для взаимодействия прикладного программного обеспечения с базами данных. В то же время современные <text:a xlink:type="simple" xlink:href="https://ru.wikipedia.org/wiki/Система_управления_базами_данных" text:style-name="Internet_20_link" text:visited-style-name="Visited_20_Internet_20_Link">СУБД</text:a>, а также информационные системы, использующие СУБД, предоставляют пользователю развитые средства визуального построения запросов. </text:p>
      <text:h text:style-name="P1" text:outline-level="3"><text:bookmark text:name="Первые_разработки"/>Первые разработки</text:h>
      <text:p text:style-name="P32">В начале <text:a xlink:type="simple" xlink:href="https://ru.wikipedia.org/wiki/1970-е_годы" text:style-name="Internet_20_link" text:visited-style-name="Visited_20_Internet_20_Link">1970-х годов</text:a> в одной из исследовательских лабораторий компании <text:a xlink:type="simple" xlink:href="https://ru.wikipedia.org/wiki/IBM" text:style-name="Internet_20_link" text:visited-style-name="Visited_20_Internet_20_Link">IBM</text:a> была разработана экспериментальная реляционная <text:a xlink:type="simple" xlink:href="https://ru.wikipedia.org/wiki/Система_управления_базами_данных" text:style-name="Internet_20_link" text:visited-style-name="Visited_20_Internet_20_Link">СУБД</text:a> <text:a xlink:type="simple" xlink:href="https://ru.wikipedia.org/wiki/IBM_System_R" text:style-name="Internet_20_link" text:visited-style-name="Visited_20_Internet_20_Link">IBM System R</text:a>, для которой затем был создан специальный язык <text:a xlink:type="simple" xlink:href="https://ru.wikipedia.org/wiki/SEQUEL" text:style-name="Internet_20_link" text:visited-style-name="Visited_20_Internet_20_Link">SEQUEL</text:a>, позволявший относительно просто управлять данными в этой СУБД. Аббревиатура SEQUEL расшифровывалась как <text:span text:style-name="T41">Structured English Q</text:span><text:span text:style-name="T42">ue</text:span><text:span text:style-name="T41">ry Language</text:span>— «структурированный английский язык запросов». Позже по юридическим соображениям язык <text:span text:style-name="T44">SEQUEL</text:span> был переименован в <text:span text:style-name="T44">SQL</text:span>. Когда в <text:a xlink:type="simple" xlink:href="https://ru.wikipedia.org/wiki/1986_год" text:style-name="Internet_20_link" text:visited-style-name="Visited_20_Internet_20_Link">1986 году</text:a> первый стандарт языка SQL был принят <text:a xlink:type="simple" xlink:href="https://ru.wikipedia.org/wiki/Американский_национальный_институт_стандартов" text:style-name="Internet_20_link" text:visited-style-name="Visited_20_Internet_20_Link">ANSI</text:a> (<text:span text:style-name="T41">American National Standards Institute</text:span>). </text:p>
      <text:p text:style-name="P32">Целью разработки было создание простого непроцедурного языка, которым мог воспользоваться любой пользователь, даже не имеющий навыков программирования. Собственно разработкой языка запросов занимались Дональд Чэмбэрлин (<text:span text:style-name="T41">Donald D. Chamberlin</text:span>) и <text:a xlink:type="simple" xlink:href="https://ru.wikipedia.org/wiki/Бойс,_Рэй" text:style-name="Internet_20_link" text:visited-style-name="Visited_20_Internet_20_Link">Рэй Бойс</text:a> (<text:span text:style-name="T41">Ray Boyce</text:span>). <text:a xlink:type="simple" xlink:href="https://ru.wikipedia.org/w/index.php?title=Селинджер,_Пэт&amp;action=edit&amp;redlink=1" text:style-name="Internet_20_link" text:visited-style-name="Visited_20_Internet_20_Link">Пэт Селинджер</text:a> (<text:span text:style-name="T41">Pat Selinger</text:span>) занималась разработкой стоимостного оптимизатора (<text:span text:style-name="T41">cost-based optimizer</text:span>), <text:a xlink:type="simple" xlink:href="https://ru.wikipedia.org/w/index.php?title=Лори,_Рэймонд&amp;action=edit&amp;redlink=1" text:style-name="Internet_20_link" text:visited-style-name="Visited_20_Internet_20_Link">Рэймонд Лори</text:a> (<text:span text:style-name="T41">Raymond Lorie</text:span>) занимался компилятором запросов. </text:p>
      <text:p text:style-name="P32">SEQUEL был не единственным языком подобного назначения. В <text:a xlink:type="simple" xlink:href="https://ru.wikipedia.org/wiki/Калифорнийский_университет_в_Беркли" text:style-name="Internet_20_link" text:visited-style-name="Visited_20_Internet_20_Link">Калифорнийском Университете Беркли</text:a> была разработана некоммерческая СУБД <text:a xlink:type="simple" xlink:href="https://ru.wikipedia.org/wiki/Ingres" text:style-name="Internet_20_link" text:visited-style-name="Visited_20_Internet_20_Link">Ingres</text:a> (являвшаяся дальним прародителем популярной сейчас некоммерческой СУБД <text:a xlink:type="simple" xlink:href="https://ru.wikipedia.org/wiki/PostgreSQL" text:style-name="Internet_20_link" text:visited-style-name="Visited_20_Internet_20_Link">PostgreSQL</text:a>), которая являлась реляционной СУБД, но использовала свой собственный язык <text:a xlink:type="simple" xlink:href="https://ru.wikipedia.org/w/index.php?title=QUEL&amp;action=edit&amp;redlink=1" text:style-name="Internet_20_link" text:visited-style-name="Visited_20_Internet_20_Link">QUEL</text:a>, который, не выдержал конкуренции по количеству поддерживающих его СУБД по сравнению с языком SQL. </text:p>
      <text:h text:style-name="P2" text:outline-level="3"><text:bookmark text:name=".D0.A1.D1.82.D0.B0.D0.BD.D0.B4.D0.B0.D1.80.D1.82.D0.B8.D0.B7.D0.B0.D1.86.D0.B8.D1.8F"/><text:bookmark text:name="Стандартизация"/><text:soft-page-break/>Стандартизация</text:h>
      <text:p text:style-name="P32">Поскольку к началу 1980-х годов существовало несколько вариантов СУБД от разных производителей, причём каждый из них обладал собственной реализацией языка запросов, было принято решение разработать стандарт языка, который будет гарантировать переносимость ПО с одной СУБД на другую (при условии, что они будут поддерживать этот стандарт). </text:p>
      <text:p text:style-name="P32">В 1983 году <text:a xlink:type="simple" xlink:href="https://ru.wikipedia.org/wiki/Международная_организация_по_стандартизации" text:style-name="Internet_20_link" text:visited-style-name="Visited_20_Internet_20_Link">Международная организация по стандартизации</text:a> (ISO) и <text:a xlink:type="simple" xlink:href="https://ru.wikipedia.org/wiki/Американский_национальный_институт_стандартов" text:style-name="Internet_20_link" text:visited-style-name="Visited_20_Internet_20_Link">Американский национальный институт стандартов</text:a> (ANSI) приступили к разработке стандарта языка SQL. По прошествии множества консультаций и отклонения нескольких предварительных вариантов, в 1986 году ANSI представил свою первую версию стандарта, описанную в документе ANSI X3.135-1986 под названием «Database Language SQL» (Язык баз данных SQL). Неофициально этот стандарт SQL-86 получил название SQL1. Год спустя была завершена работа над версией стандарта ISO 9075-1987 под тем же названием. Разработка этого стандарта велась под патронажем Технического Комитета TC97 (<text:a xlink:type="simple" xlink:href="https://ru.wikipedia.org/wiki/Английский_язык" text:style-name="Internet_20_link" text:visited-style-name="Visited_20_Internet_20_Link">англ.</text:a><text:span text:style-name="T41">Technical Committee TC97</text:span>), областью деятельности которого являлись процессы вычисления и обработки информации (<text:a xlink:type="simple" xlink:href="https://ru.wikipedia.org/wiki/Английский_язык" text:style-name="Internet_20_link" text:visited-style-name="Visited_20_Internet_20_Link">англ.</text:a><text:span text:style-name="T41">Computing and Information Processing</text:span>). Именно его подразделение, именуемое как Подкомитет SC21 (<text:a xlink:type="simple" xlink:href="https://ru.wikipedia.org/wiki/Английский_язык" text:style-name="Internet_20_link" text:visited-style-name="Visited_20_Internet_20_Link">англ.</text:a> <text:span text:style-name="T41">Subcommittee SC21</text:span>), курировало разработку стандарта, что стало залогом идентичности стандартов ISO и ANSI для SQL1 (SQL-86). </text:p>
      <text:p text:style-name="P32">Стандарт SQL1 разделялся на два уровня. Первый уровень представлял собой подмножество второго уровня, описывавшего весь документ в целом. То есть, такая структура предусматривала, что не все спецификации стандарта SQL1 будут относиться к Уровню 1. Тем самым поставщик, заявлявший о поддержке данного стандарта, должен был заявлять об уровне, которому соответствует его реализация языка SQL. Это значительно облегчило принятие и поддержку стандарта, поскольку производители могли реализовывать его поддержку в два этапа. </text:p>
      <text:p text:style-name="P32">Со временем к стандарту накопилось несколько замечаний и пожеланий, особенно с точки зрения обеспечения целостности и корректности данных, в результате чего в 1989 году данный стандарт был расширен, получив название SQL89. В частности, в него была добавлена концепция <text:a xlink:type="simple" xlink:href="https://ru.wikipedia.org/wiki/Первичный_ключ" text:style-name="Internet_20_link" text:visited-style-name="Visited_20_Internet_20_Link">первичного</text:a> и <text:a xlink:type="simple" xlink:href="https://ru.wikipedia.org/wiki/Внешний_ключ" text:style-name="Internet_20_link" text:visited-style-name="Visited_20_Internet_20_Link">внешнего ключей</text:a>. ISO-версия документа получила название ISO 9075:1989 «Database Language SQL with Integrity Enhancements» (Язык баз данных SQL с добавлением контроля целостности). Параллельно была закончена и ANSI-версия. </text:p>
      <text:p text:style-name="P32">Сразу после завершения работы над стандартом SQL1 в 1987 году была начата работа над новой версией стандарта, который должен был заменить стандарт SQL89, получив название SQL2, поскольку дата принятия документа на тот момент была неизвестна. Таким образом, фактически SQL89 и SQL2 разрабатывались параллельно. Новая версия стандарта была принята в 1992 году, заменив стандарт SQL89. Новый стандарт, озаглавленный как SQL92, представлял собой по сути расширение стандарта SQL1, включив в себя множество дополнений, имевшихся в предыдущих версиях инструкций. <text:bookmark text:name="Вопросы_совместимости"/></text:p>
      <text:p text:style-name="P32">По традиции, как и со многими стандартами в <text:a xlink:type="simple" xlink:href="https://ru.wikipedia.org/wiki/Информационные_технологии" text:style-name="Internet_20_link" text:visited-style-name="Visited_20_Internet_20_Link">IT</text:a>-индустрии, с языком SQL возникла проблема: на каком-то этапе многие производители использующего SQL программного обеспечения решили, что функциональность в текущей (на тот момент времени) версии <text:soft-page-break/>стандарта недостаточна, и её желательно расширить. В результате у разных производителей систем управления базами данных (СУБД) в ходу разные диалекты SQL, в общем случае между собой несовместимые. </text:p>
      <text:p text:style-name="P32">До <text:a xlink:type="simple" xlink:href="https://ru.wikipedia.org/wiki/1996_год" text:style-name="Internet_20_link" text:visited-style-name="Visited_20_Internet_20_Link">1996 года</text:a> вопросами соответствия коммерческих реализаций SQL стандарту занимался в основном <text:a xlink:type="simple" xlink:href="https://ru.wikipedia.org/wiki/Национальный_институт_стандартов_и_технологий" text:style-name="Internet_20_link" text:visited-style-name="Visited_20_Internet_20_Link">Национальный институт стандартов и технологий</text:a> (NIST), который и устанавливал уровень соответствия стандарту. Поздне́е подразделение, занимавшееся СУБД, было расформировано, и на текущий момент все усилия по проверке СУБД на соответствие стандарту ложатся на её производителя. </text:p>
      <text:p text:style-name="P32">Впервые понятие «уровня соответствия» было предложено в стандарте SQL-92. А именно, ANSI и NIST определяли четыре уровня соответствия реализации этому стандарту: </text:p>
      <text:list xml:id="list3412569770" text:style-name="L12">
        <text:list-item>
          <text:p text:style-name="P46"><text:span text:style-name="T44">Entry</text:span> (базовый) </text:p>
        </text:list-item>
        <text:list-item>
          <text:p text:style-name="P46"><text:span text:style-name="T44">Transitional</text:span> (переходный) — проверку на соответствие этому уровню проводил только NIST </text:p>
        </text:list-item>
        <text:list-item>
          <text:p text:style-name="P46"><text:span text:style-name="T44">Intermediate</text:span> (промежуточный) </text:p>
        </text:list-item>
        <text:list-item>
          <text:p text:style-name="P30"><text:span text:style-name="T44">Full</text:span> (полный)</text:p>
        </text:list-item>
      </text:list>
      <text:h text:style-name="P2" text:outline-level="3"><text:bookmark text:name="NoSQL"/>NoSQL</text:h>
      <text:p text:style-name="P32">Движение <text:a xlink:type="simple" xlink:href="https://ru.wikipedia.org/wiki/NoSQL" text:style-name="Internet_20_link" text:visited-style-name="Visited_20_Internet_20_Link">NoSQL</text:a> второй половины 2000-х годов, зафиксировавшее в своём названии «отрицание SQL», было вызвано не столько отказом от языка как такового, а объединило СУБД, отказавшиеся от реляционной модели и принципов строгой согласованности ради <text:a xlink:type="simple" xlink:href="https://ru.wikipedia.org/wiki/Горизонтальная_масштабируемость" text:style-name="Internet_20_link" text:visited-style-name="Visited_20_Internet_20_Link">горизонтальной масштабируемости</text:a> и ряда других качеств. При этом в ранних NoSQL-системах поддержка SQL действительно отсутствовала, со временем некоторые из таких СУБД обзавелись специфическими SQL-подобными языками запросов (<text:a xlink:type="simple" xlink:href="https://ru.wikipedia.org/wiki/CQL" text:style-name="Internet_20_link" text:visited-style-name="Visited_20_Internet_20_Link">CQL</text:a>, <text:a xlink:type="simple" xlink:href="https://ru.wikipedia.org/wiki/N1QL" text:style-name="Internet_20_link" text:visited-style-name="Visited_20_Internet_20_Link">N1QL</text:a>, <text:a xlink:type="simple" xlink:href="https://ru.wikipedia.org/w/index.php?title=AQL&amp;action=edit&amp;redlink=1" text:style-name="Internet_20_link" text:visited-style-name="Visited_20_Internet_20_Link">AQL</text:a><text:a xlink:type="simple" xlink:href="https://en.wikipedia.org/wiki/AQL_(ArangoDB_Query_Language)" text:style-name="Internet_20_link" text:visited-style-name="Visited_20_Internet_20_Link"><text:span text:style-name="T45">[en]</text:span></text:a> и другими). В 2010-е годы ряд СУБД отнесли себя к категории <text:a xlink:type="simple" xlink:href="https://ru.wikipedia.org/wiki/NewSQL" text:style-name="Internet_20_link" text:visited-style-name="Visited_20_Internet_20_Link">NewSQL</text:a>, в них при сохранении свойств масштабируемости NoSQL-систем реализована и поддержка SQL, в разных системах— разной степени совместимости со стандартами. </text:p>
      <text:p text:style-name="P32">Несмотря на наличие диалектов и различий в синтаксисе, в большинстве своём тексты SQL-запросов, содержащие DDL и DML, могут быть достаточно легко перенесены из одной СУБД в другую. Существуют системы, разработчики которых изначально ориентировались на применение по меньшей мере нескольких СУБД (например: система электронного <text:a xlink:type="simple" xlink:href="https://ru.wikipedia.org/wiki/Документооборот" text:style-name="Internet_20_link" text:visited-style-name="Visited_20_Internet_20_Link">документооборота</text:a> <text:a xlink:type="simple" xlink:href="https://ru.wikipedia.org/w/index.php?title=Documentum&amp;action=edit&amp;redlink=1" text:style-name="Internet_20_link" text:visited-style-name="Visited_20_Internet_20_Link">Documentum</text:a> может работать как с <text:a xlink:type="simple" xlink:href="https://ru.wikipedia.org/wiki/Oracle_Database" text:style-name="Internet_20_link" text:visited-style-name="Visited_20_Internet_20_Link">Oracle Database</text:a>, так и с <text:a xlink:type="simple" xlink:href="https://ru.wikipedia.org/wiki/Microsoft_SQL_Server" text:style-name="Internet_20_link" text:visited-style-name="Visited_20_Internet_20_Link">Microsoft SQL Server</text:a> и <text:a xlink:type="simple" xlink:href="https://ru.wikipedia.org/wiki/DB2" text:style-name="Internet_20_link" text:visited-style-name="Visited_20_Internet_20_Link">DB2</text:a>). Естественно, что при применении некоторых специфичных для реализации возможностей такой переносимости добиться уже очень трудно. </text:p>
      <text:p text:style-name="P32">Наличие стандартов и набора тестов для выявления совместимости и соответствия конкретной реализации SQL общепринятому стандарту только способствует «стабилизации» языка.</text:p>
      <text:p text:style-name="P32">С помощью SQL программист описывает только то, какие данные нужно извлечь или модифицировать. То, каким образом это сделать, решает СУБД непосредственно при обработке SQL-запроса. Однако не стоит думать, что это полностью универсальный принцип— программист описывает набор данных для выборки или модификации, однако ему при этом полезно представлять, как СУБД будет разбирать текст его запроса. Чем сложнее сконструирован запрос, тем больше он допускает вариантов написания, различных по скорости выполнения, но одинаковых по итоговому набору данных. </text:p>
      <text:h text:style-name="P2" text:outline-level="3"><text:bookmark text:name=".D0.9D.D0.B5.D0.B4.D0.BE.D1.81.D1.82.D0.B0.D1.82.D0.BA.D0.B8"/><text:bookmark text:name="Недостатки"/><text:soft-page-break/>Недостатки</text:h>
      <text:p text:style-name="P56">Несоответствие реляционной модели данных</text:p>
      <text:p text:style-name="P32">Создатели реляционной модели данных <text:a xlink:type="simple" xlink:href="https://ru.wikipedia.org/wiki/Кодд,_Эдгар" text:style-name="Internet_20_link" text:visited-style-name="Visited_20_Internet_20_Link">Эдгар Кодд</text:a>, <text:a xlink:type="simple" xlink:href="https://ru.wikipedia.org/wiki/Дейт,_Кристофер" text:style-name="Internet_20_link" text:visited-style-name="Visited_20_Internet_20_Link">Кристофер Дейт</text:a> и их сторонники указывают на то, что SQL не является истинно реляционным языком. В частности, они указывают на следующие дефекты SQL с точки зрения реляционной теории<text:bookmark text:name="cite_ref-10"/><text:a xlink:type="simple" xlink:href="https://ru.wikipedia.org/wiki/SQL#cite_note-10" text:style-name="Internet_20_link" text:visited-style-name="Visited_20_Internet_20_Link">[10]</text:a>: </text:p>
      <text:list xml:id="list580701224" text:style-name="L13">
        <text:list-item>
          <text:p text:style-name="P47">допущение строк-дубликатов в таблицах и результатах выборок, что в рамках реляционной модели данных невозможно и недопустимо; </text:p>
        </text:list-item>
        <text:list-item>
          <text:p text:style-name="P47">поддержка неопределённых значений (<text:a xlink:type="simple" xlink:href="https://ru.wikipedia.org/wiki/NULL_(SQL)" text:style-name="Internet_20_link" text:visited-style-name="Visited_20_Internet_20_Link">NULL</text:a>), создающую фактически многозначную логику; </text:p>
        </text:list-item>
        <text:list-item>
          <text:p text:style-name="P47">значимость порядка столбцов, возможность ссылок на столбцы по номерам (в реляционной модели столбцы должны быть равноправны); </text:p>
        </text:list-item>
        <text:list-item>
          <text:p text:style-name="P31">допущение столбцов без имени, дублирующихся имён столбцов.</text:p>
        </text:list-item>
      </text:list>
      <text:p text:style-name="P37">В опубликованном Кристофером Дейтом и <text:a xlink:type="simple" xlink:href="https://ru.wikipedia.org/w/index.php?title=Дарвен,_Хью&amp;action=edit&amp;redlink=1" text:style-name="Internet_20_link" text:visited-style-name="Visited_20_Internet_20_Link">Хью Дарвеном</text:a> <text:a xlink:type="simple" xlink:href="https://ru.wikipedia.org/w/index.php?title=Третий_манифест&amp;action=edit&amp;redlink=1" text:style-name="Internet_20_link" text:visited-style-name="Visited_20_Internet_20_Link">Третьем манифесте</text:a> они излагают принципы СУБД следующего поколения и предлагают язык <text:a xlink:type="simple" xlink:href="https://ru.wikipedia.org/wiki/Tutorial_D" text:style-name="Internet_20_link" text:visited-style-name="Visited_20_Internet_20_Link">Tutorial D</text:a>, который является подлинно реляционным. </text:p>
      <text:p text:style-name="P37"><text:span text:style-name="T3"/></text:p>
      <text:p text:style-name="P66"><text:span text:style-name="T3">SMTP</text:span></text:p>
      <text:p text:style-name="P37"><text:span text:style-name="T3">S</text:span><text:span text:style-name="T4">MTP</text:span><text:span text:style-name="T47"> (</text:span><text:span text:style-name="T43">Simple Mail Transfer Protocol</text:span><text:span text:style-name="T47"> — простой протокол передачи почты) — это широко используемый </text:span><text:a xlink:type="simple" xlink:href="https://ru.wikipedia.org/wiki/IP" text:style-name="Internet_20_link" text:visited-style-name="Visited_20_Internet_20_Link"><text:span text:style-name="T47">сетевой протокол</text:span></text:a><text:span text:style-name="T47">, предназначенный для передачи </text:span><text:a xlink:type="simple" xlink:href="https://ru.wikipedia.org/wiki/Электронная_почта" text:style-name="Internet_20_link" text:visited-style-name="Visited_20_Internet_20_Link"><text:span text:style-name="T47">электронной почты</text:span></text:a><text:span text:style-name="T47"> в сетях TCP/IP. </text:span></text:p>
      <text:p text:style-name="P36">SMTP впервые был описан в <text:a xlink:type="simple" xlink:href="https://tools.ietf.org/html/rfc821" text:style-name="Internet_20_link" text:visited-style-name="Visited_20_Internet_20_Link">RFC 821</text:a> (1982 год); последнее обновление в <text:a xlink:type="simple" xlink:href="https://tools.ietf.org/html/rfc5321" text:style-name="Internet_20_link" text:visited-style-name="Visited_20_Internet_20_Link">RFC 5321</text:a> (2008) включает масштабируемое расширение — <text:span text:style-name="T1">ESMTP</text:span> (<text:a xlink:type="simple" xlink:href="https://ru.wikipedia.org/wiki/Английский_язык" text:style-name="Internet_20_link" text:visited-style-name="Visited_20_Internet_20_Link">англ.</text:a>  <text:span text:style-name="T41">Extended SMTP</text:span>). В настоящее время под «протоколом SMTP» как правило подразумевают и его расширения. Протокол SMTP предназначен для передачи исходящей почты с использованием <text:a xlink:type="simple" xlink:href="https://ru.wikipedia.org/wiki/Порт_(TCP/IP)" text:style-name="Internet_20_link" text:visited-style-name="Visited_20_Internet_20_Link">порта</text:a> <text:a xlink:type="simple" xlink:href="https://ru.wikipedia.org/wiki/TCP" text:style-name="Internet_20_link" text:visited-style-name="Visited_20_Internet_20_Link">TCP</text:a> 25. </text:p>
      <text:p text:style-name="P36">В то время, как электронные <text:a xlink:type="simple" xlink:href="https://ru.wikipedia.org/wiki/Почтовый_сервер" text:style-name="Internet_20_link" text:visited-style-name="Visited_20_Internet_20_Link">почтовые серверы</text:a> и другие агенты пересылки сообщений используют SMTP для отправки и получения почтовых сообщений, работающие на пользовательском уровне клиентские почтовые приложения обычно используют SMTP только для отправки сообщений на почтовый сервер для ретрансляции. Для получения сообщений клиентские приложения обычно используют либо <text:a xlink:type="simple" xlink:href="https://ru.wikipedia.org/wiki/POP3" text:style-name="Internet_20_link" text:visited-style-name="Visited_20_Internet_20_Link">POP</text:a> (<text:span text:style-name="T41">Post Office Protocol</text:span>— протокол почтового отделения), либо <text:a xlink:type="simple" xlink:href="https://ru.wikipedia.org/wiki/IMAP" text:style-name="Internet_20_link" text:visited-style-name="Visited_20_Internet_20_Link">IMAP</text:a> (<text:span text:style-name="T41">Internet Message Access Protocol</text:span>), либо патентованные системы (такие как Microsoft <text:a xlink:type="simple" xlink:href="https://ru.wikipedia.org/wiki/Microsoft_Exchange_Server" text:style-name="Internet_20_link" text:visited-style-name="Visited_20_Internet_20_Link">Exchange</text:a> и <text:a xlink:type="simple" xlink:href="https://ru.wikipedia.org/wiki/IBM_Lotus_Notes" text:style-name="Internet_20_link" text:visited-style-name="Visited_20_Internet_20_Link">Lotus Notes</text:a>/<text:a xlink:type="simple" xlink:href="https://ru.wikipedia.org/wiki/Lotus_Domino" text:style-name="Internet_20_link" text:visited-style-name="Visited_20_Internet_20_Link">Domino</text:a>) для доступа к учётной записи своего почтового ящика на сервере. </text:p>
      <text:h text:style-name="P60" text:outline-level="2"><text:bookmark text:name="История"/>История</text:h>
      <text:p text:style-name="P36">В 1960-х годах использовались различные виды электронной связи. Люди связывались друг с другом с помощью систем, разработанных для определённых <text:a xlink:type="simple" xlink:href="https://ru.wikipedia.org/wiki/Мейнфрейм" text:style-name="Internet_20_link" text:visited-style-name="Visited_20_Internet_20_Link">мейнфреймов</text:a>. Когда всё больше компьютеров становились связанными, особенно в сети Правительства США, <text:a xlink:type="simple" xlink:href="https://ru.wikipedia.org/wiki/ARPANET" text:style-name="Internet_20_link" text:visited-style-name="Visited_20_Internet_20_Link">ARPANET</text:a>, были разработаны стандарты для того, чтобы пользователи на различных системах могли писать <text:a xlink:type="simple" xlink:href="https://ru.wikipedia.org/wiki/Электронная_почта" text:style-name="Internet_20_link" text:visited-style-name="Visited_20_Internet_20_Link">электронные сообщения</text:a> друг другу. Эти стандарты, разработанные в 1970-х годах, стали основой для SMTP. </text:p>
      <text:p text:style-name="P36"><text:soft-page-break/>Дальнейшие реализации включают в себя FTP Mail и Mail Protocol, разработанные в 1973 г. Разработка продолжалась на протяжении 1970-х, пока ARPANET не преобразовалась в современный <text:a xlink:type="simple" xlink:href="https://ru.wikipedia.org/wiki/Интернет" text:style-name="Internet_20_link" text:visited-style-name="Visited_20_Internet_20_Link">Интернет</text:a> около 1980 г. В том же году <text:a xlink:type="simple" xlink:href="https://ru.wikipedia.org/wiki/Постел,_Джонатан_Брюс" text:style-name="Internet_20_link" text:visited-style-name="Visited_20_Internet_20_Link">Джон Постел</text:a> предложил Mail Transport Protocol (протокол передачи почты), благодаря которому <text:a xlink:type="simple" xlink:href="https://ru.wikipedia.org/wiki/FTP" text:style-name="Internet_20_link" text:visited-style-name="Visited_20_Internet_20_Link">FTP</text:a> перестал быть основой для передачи почты. SMTP опубликован в <text:a xlink:type="simple" xlink:href="https://tools.ietf.org/html/rfc821" text:style-name="Internet_20_link" text:visited-style-name="Visited_20_Internet_20_Link">RFC 821</text:a> (также написанном Постелом) в августе 1982 г. </text:p>
      <text:p text:style-name="P36">Стандарт SMTP был разработан примерно в то же время, что и <text:a xlink:type="simple" xlink:href="https://ru.wikipedia.org/wiki/Usenet" text:style-name="Internet_20_link" text:visited-style-name="Visited_20_Internet_20_Link">Usenet</text:a>, сеть передачи данных, имеющая некоторые сходства с SMTP. SMTP стал широко использоваться в ранние 1980-е. </text:p>
      <text:p text:style-name="P36"><text:a xlink:type="simple" xlink:href="https://ru.wikipedia.org/wiki/Sendmail" text:style-name="Internet_20_link" text:visited-style-name="Visited_20_Internet_20_Link">Sendmail</text:a> был одним из первых (если не первым) агентом пересылки сообщений, в котором был реализован SMTP. В число других популярных серверных программ, поддерживающих SMTP, входят <text:a xlink:type="simple" xlink:href="https://ru.wikipedia.org/wiki/Postfix" text:style-name="Internet_20_link" text:visited-style-name="Visited_20_Internet_20_Link">Postfix</text:a>, <text:a xlink:type="simple" xlink:href="https://ru.wikipedia.org/wiki/Qmail" text:style-name="Internet_20_link" text:visited-style-name="Visited_20_Internet_20_Link">qmail</text:a>, <text:a xlink:type="simple" xlink:href="https://ru.wikipedia.org/wiki/Novell_GroupWise" text:style-name="Internet_20_link" text:visited-style-name="Visited_20_Internet_20_Link">Novell GroupWise</text:a>, <text:a xlink:type="simple" xlink:href="https://ru.wikipedia.org/wiki/Exim" text:style-name="Internet_20_link" text:visited-style-name="Visited_20_Internet_20_Link">Exim</text:a>, Novell NetMail, <text:a xlink:type="simple" xlink:href="https://ru.wikipedia.org/wiki/Microsoft_Exchange_Server" text:style-name="Internet_20_link" text:visited-style-name="Visited_20_Internet_20_Link">Microsoft Exchange Server</text:a>, Sun Java System Messaging Server. </text:p>
      <text:p text:style-name="P36">Предоставление сообщений (<text:a xlink:type="simple" xlink:href="https://tools.ietf.org/html/rfc2476" text:style-name="Internet_20_link" text:visited-style-name="Visited_20_Internet_20_Link">RFC 2476</text:a>) и SMTP-AUTH (<text:a xlink:type="simple" xlink:href="https://tools.ietf.org/html/rfc2554" text:style-name="Internet_20_link" text:visited-style-name="Visited_20_Internet_20_Link">RFC 2554</text:a>) были введены в 1998 и 1999гг. и описывали новые тенденции в передаче электронных сообщений. Изначально, SMTP-серверы были обычно внутренними для организации, получая сообщения от организаций извне и ретранслируя сообщения организации во внешнюю среду. Но с течением времени, SMTP-серверы (агенты пересылки сообщений), на деле, расширяли свои функции и в конце концов стали агентами предоставления сообщений для <text:a xlink:type="simple" xlink:href="https://ru.wikipedia.org/wiki/Почтовая_программа" text:style-name="Internet_20_link" text:visited-style-name="Visited_20_Internet_20_Link">пользовательских </text:a><text:a xlink:type="simple" xlink:href="https://ru.wikipedia.org/wiki/Почтовая_программа" text:style-name="Internet_20_link" text:visited-style-name="Visited_20_Internet_20_Link">почтовых приложений</text:a>, некоторые из которых теперь ретранслировали почту извне организации (например, руководитель компании, будучи в поездке, хочет отправить электронное сообщение с помощью корпоративного SMTP-сервера). </text:p>
      <text:p text:style-name="P36">Данный вопрос, являясь следствием быстрого развития и популярности <text:a xlink:type="simple" xlink:href="https://ru.wikipedia.org/wiki/Всемирная_паутина" text:style-name="Internet_20_link" text:visited-style-name="Visited_20_Internet_20_Link">Всемирной паутины</text:a>, означает, что SMTP должен был включать в себя особые правила и методы для ретрансляции сообщений и авторизации пользователей для предотвращения таких злоупотреблений, как ретрансляция нежелательной почты (<text:a xlink:type="simple" xlink:href="https://ru.wikipedia.org/wiki/Спам" text:style-name="Internet_20_link" text:visited-style-name="Visited_20_Internet_20_Link">спам</text:a>). </text:p>
      <text:p text:style-name="P36">Поскольку этот протокол сначала был с текстовым (<text:a xlink:type="simple" xlink:href="https://ru.wikipedia.org/wiki/ASCII" text:style-name="Internet_20_link" text:visited-style-name="Visited_20_Internet_20_Link">ASCII</text:a>) интерфейсом, то он плохо работал с бинарными файлами и символами многих не английских языков. Такие стандарты, как Multipurpose Internet Mail Extensions (<text:a xlink:type="simple" xlink:href="https://ru.wikipedia.org/wiki/MIME" text:style-name="Internet_20_link" text:visited-style-name="Visited_20_Internet_20_Link">MIME</text:a>), были разработаны для кодирования двоичных файлов для передачи через SMTP. Разработанные после Sendmail агенты пересылки, как правило, также осуществляли опцию чистых 8 бит, так что альтернативная стратегия «просто посылай восемь» может быть использована для передачи произвольных текстовых данных (в любой восьми-битной ASCII-подобной кодировке символов) через SMTP. Однако все ещё оставалась проблема <text:a xlink:type="simple" xlink:href="https://ru.wikipedia.org/w/index.php?title=Кракозябры&amp;action=edit&amp;redlink=1" text:style-name="Internet_20_link" text:visited-style-name="Visited_20_Internet_20_Link">кракозябр</text:a><text:a xlink:type="simple" xlink:href="https://en.wikipedia.org/wiki/Mojibake" text:style-name="Internet_20_link" text:visited-style-name="Visited_20_Internet_20_Link"><text:span text:style-name="T45">[en]</text:span></text:a>, вызванная разным отображением наборов символов у производителей, хотя сами почтовые адреса все ещё позволяли использовать исключительно ASCII. Сегодня агенты пересылки, работающие с чистыми 8 битами, как правило, поддерживают расширение 8BITMIME, позволяющее передавать бинарные файлы почти так же легко, как обычный текст. Недавно было создано расширение SMTPUTF8 для поддержки текста в кодировке <text:a xlink:type="simple" xlink:href="https://ru.wikipedia.org/wiki/UTF-8" text:style-name="Internet_20_link" text:visited-style-name="Visited_20_Internet_20_Link">UTF-8</text:a>, благодаря чему стало возможным включать международное содержимое и адреса. </text:p>
      <text:p text:style-name="P36"/>
      <text:h text:style-name="P60" text:outline-level="2"><text:bookmark text:name="Модель_обработки_почты"/><text:soft-page-break/>Модель обработки почты</text:h>
      <text:p text:style-name="P48"><text:s/>Электронная почта представлена почтовым клиентом для почтового сервера (MSA, mail submission agent— агент отправки электронной почты) с помощью SMTP по <text:a xlink:type="simple" xlink:href="https://ru.wikipedia.org/wiki/TCP" text:style-name="Internet_20_link" text:visited-style-name="Visited_20_Internet_20_Link">TCP</text:a>-порту 587. Оттуда MSA доставляет почту своим агентам передачи сообщений (MTA, <text:a xlink:type="simple" xlink:href="https://ru.wikipedia.org/wiki/Почтовый_сервер" text:style-name="Internet_20_link" text:visited-style-name="Visited_20_Internet_20_Link">mail transfer agent</text:a>). Часто эти два агента являются просто различными образцами одного и того же программного обеспечения, запущенного с разными параметрами на одном устройстве. Локальная обработка может быть проведена как на отдельной машине, так и разделена между различными устройствами; в первом случае вовлечённые процессы имеют общий доступ к файлам, во втором случае SMTP используется для пересылки сообщения внутренне, причём каждый хост настроен на использование следующего устройства в качестве <text:a xlink:type="simple" xlink:href="https://ru.wikipedia.org/wiki/Smart_host" text:style-name="Internet_20_link" text:visited-style-name="Visited_20_Internet_20_Link">промежуточного хоста</text:a>. Каждый процесс— сам по себе MTA, то есть— SMTP-сервер. </text:p>
      <text:p text:style-name="P36">Граничный MTA должен найти целевой хост. Он использует систему доменных имен (<text:a xlink:type="simple" xlink:href="https://ru.wikipedia.org/wiki/DNS" text:style-name="Internet_20_link" text:visited-style-name="Visited_20_Internet_20_Link">DNS</text:a>) для поиска записей почтового обменника (mail exchanger — MX) домена получателя (часть <text:a xlink:type="simple" xlink:href="https://ru.wikipedia.org/wiki/Адрес_электронной_почты" text:style-name="Internet_20_link" text:visited-style-name="Visited_20_Internet_20_Link">адреса</text:a>, находящаяся справа от символа @). Возвращаемая <text:a xlink:type="simple" xlink:href="https://ru.wikipedia.org/wiki/Запись_MX" text:style-name="Internet_20_link" text:visited-style-name="Visited_20_Internet_20_Link">запись почтового MX</text:a> содержит имя целевого хоста. Затем MTA подключается к серверу обмена в качестве SMTP-клиента. </text:p>
      <text:p text:style-name="P36">Как только цель MX принимает входящее сообщение, она передаёт его агенту доставки почты (mail delivery agent — <text:a xlink:type="simple" xlink:href="https://ru.wikipedia.org/wiki/Mail_delivery_agent" text:style-name="Internet_20_link" text:visited-style-name="Visited_20_Internet_20_Link">MDA</text:a>) для локальной доставки сообщения. MDA предусматривает возможность сохранять сообщения в соответствующем формате почтового ящика. Приём почты, опять же, может быть проведён как несколькими, так и одним компьютером — изображение показывает два ближайших ящика для каждого случая. MDA может доставлять сообщения прямо на хранение или передавать их по сети с помощью SMTP или любых других средств, в том числе протокола локальной пересылки почты (Local Mail Transfer Protocol — <text:a xlink:type="simple" xlink:href="https://ru.wikipedia.org/wiki/LMTP" text:style-name="Internet_20_link" text:visited-style-name="Visited_20_Internet_20_Link">LMTP</text:a>) — производного от SMTP, предназначенного для этой цели. </text:p>
      <text:p text:style-name="P36">После доставки на локальный почтовый сервер сообщение хранится для пакетного поиска по аутентифицированным почтовым клиентам (MUA). Сообщение извлекается приложениями конечного пользователя (почтовыми клиентами) с использованием протокола <text:a xlink:type="simple" xlink:href="https://ru.wikipedia.org/wiki/IMAP" text:style-name="Internet_20_link" text:visited-style-name="Visited_20_Internet_20_Link">IMAP</text:a> (Internet Message Access Protocol), который облегчает доступ к сообщениям и управляет хранящейся почтой, или с помощью протокола <text:a xlink:type="simple" xlink:href="https://ru.wikipedia.org/wiki/POP3" text:style-name="Internet_20_link" text:visited-style-name="Visited_20_Internet_20_Link">POP</text:a> (Post Office Protocol), который обычно использует традиционный mbox-формат файлов, или фирменными системами вроде Microsoft Exchange/Outlook или Lotus Notes/Domino. Клиенты сетевой почты могут использовать любой метод, но протокол поиска часто не соответствует официальным стандартам. </text:p>
      <text:p text:style-name="P36">SMTP определяет передачу сообщения, а не его содержание. Таким образом, он задаёт оболочку сообщения и её параметры (такие, как отправитель оболочки), но не заголовок либо тело самого сообщения. STD 10 и <text:a xlink:type="simple" xlink:href="https://tools.ietf.org/html/rfc5321" text:style-name="Internet_20_link" text:visited-style-name="Visited_20_Internet_20_Link">RFC 5321</text:a> определяют SMTP (оболочку), в то время как STD 11 и <text:a xlink:type="simple" xlink:href="https://tools.ietf.org/html/rfc5322" text:style-name="Internet_20_link" text:visited-style-name="Visited_20_Internet_20_Link">RFC 5322</text:a> — сообщение (заголовок и тело), официально называемый форматом почтового сообщения (Internet Message Format). </text:p>
      <text:h text:style-name="P63" text:outline-level="2"><text:bookmark text:name="Обзор_протокола"/>Обзор протокола</text:h>
      <text:p text:style-name="P36">SMTP — требующий соединения текстовый протокол, по которому отправитель сообщения связывается с получателем посредством выдачи командных строк и получения необходимых данных через надёжный канал, в роли которого обычно выступает TCP-соединение (Transmission Control Protocol — протокол управления передачей). SMTP-сессия состоит из команд, посылаемых SMTP-<text:a xlink:type="simple" xlink:href="https://ru.wikipedia.org/wiki/Клиент_(информатика)" text:style-name="Internet_20_link" text:visited-style-name="Visited_20_Internet_20_Link">клиентом</text:a>, и соответствующих ответов SMTP-<text:a xlink:type="simple" xlink:href="https://ru.wikipedia.org/wiki/Сервер_(аппаратное_обеспечение)" text:style-name="Internet_20_link" text:visited-style-name="Visited_20_Internet_20_Link">сервера</text:a>. Когда <text:soft-page-break/>сессия открыта, сервер и клиент обмениваются её параметрами. Сессия может включать ноль и более SMTP-операций (транзакций). </text:p>
      <text:p text:style-name="P36">SMTP-операция состоит из трёх последовательностей команда/ответ (см. пример ниже). Описание последовательностей: </text:p>
      <text:list xml:id="list2042135825" text:style-name="L14">
        <text:list-item>
          <text:p text:style-name="P33"><text:span text:style-name="T1">MAIL FROM</text:span> — устанавливает обратный адрес (то есть Return-Path, 5321.From, mfrom). Это адрес для <text:a xlink:type="simple" xlink:href="https://ru.wikipedia.org/wiki/Возвращённое_письмо" text:style-name="Internet_20_link" text:visited-style-name="Visited_20_Internet_20_Link">возвращённых писем</text:a>.</text:p>
        </text:list-item>
      </text:list>
      <text:list xml:id="list4261316655" text:style-name="L17">
        <text:list-item>
          <text:p text:style-name="P34"><text:span text:style-name="T1">RCPT TO</text:span> — устанавливает получателя данного сообщения. Эта команда может быть дана несколько раз, по одной на каждого получателя. Эти адреса также являются частью оболочки.</text:p>
        </text:list-item>
      </text:list>
      <text:list xml:id="list2978218970" text:style-name="L18">
        <text:list-item>
          <text:p text:style-name="P35"><text:span text:style-name="T1">DATA</text:span> — для отправки текста сообщения. Это само содержимое письма, в противоположность его оболочке. Он состоит из заголовка сообщения и тела сообщения, разделённых пустой строкой. DATA, по сути, является группой команд, а сервер отвечает дважды: первый раз на саму команду DATA, для уведомления о готовности принять текст; и второй раз после конца последовательности данных, чтобы принять или отклонить всё письмо.</text:p>
        </text:list-item>
      </text:list>
      <text:p text:style-name="P36">Помимо промежуточных ответов для DATA-команды, каждый ответ сервера может быть положительным (код ответа 2хх) или отрицательным. Последний, в свою очередь, может быть постоянным (код 5хх) либо временным (код 4хх). Отказ SMTP-сервера в передаче сообщения — постоянная ошибка; в этом случае клиент должен отправить возвращённое письмо. После сброса — положительного ответа, сообщение скорее всего будет отвержено. Также сервер может сообщить о том, что ожидаются дополнительные данные от клиента (код 3xx). </text:p>
      <text:p text:style-name="P36">Изначальным хостом (SMTP-клиентом) может быть как почтовый клиент конечного пользователя (функционально определяемый как почтовый агент — MUA), так и агент пересылки сообщений (MTA) на сервере, то есть сервер действует как клиент в соответствующей сессии для ретрансляции сообщения. Полностью функциональные сервера поддерживают очереди сообщений для повторной передачи сообщения в случае ошибок. </text:p>
      <text:p text:style-name="P36">MUA знает SMTP-сервер для исходящей почты из своих настроек. SMTP-сервер, действующий как клиент, то есть пересылающий сообщения, определяет, к какому серверу подключиться, просмотром ресурса <text:a xlink:type="simple" xlink:href="https://ru.wikipedia.org/wiki/Запись_MX" text:style-name="Internet_20_link" text:visited-style-name="Visited_20_Internet_20_Link">записей MX</text:a> (Mail eXchange) DNS для <text:a xlink:type="simple" xlink:href="https://ru.wikipedia.org/wiki/Доменное_имя" text:style-name="Internet_20_link" text:visited-style-name="Visited_20_Internet_20_Link">домена</text:a> каждого получателя. В случае, если запись MX не найдена, совместимые MTA (не все) возвращаются к простой <text:a xlink:type="simple" xlink:href="https://ru.wikipedia.org/wiki/Ресурсные_записи_DNS" text:style-name="Internet_20_link" text:visited-style-name="Visited_20_Internet_20_Link">А-записи</text:a>. Пересылающие сервера также могут быть настроены на использование Smart host. </text:p>
      <text:p text:style-name="P36">SMTP-сервер, действующий как клиент, устанавливает TCP-соединение с сервером по <text:a xlink:type="simple" xlink:href="https://ru.wikipedia.org/wiki/Список_портов_TCP_и_UDP" text:style-name="Internet_20_link" text:visited-style-name="Visited_20_Internet_20_Link">разработанному для SMTP порту</text:a> 25. MUA должен использовать порт 587 для подключения к агенту предоставления сообщений (MSA). Основное различие между MTA и MSA заключается в том, что SMTP-аутентификация обязательна только для последнего. </text:p>
      <text:h text:style-name="P3" text:outline-level="3"><text:bookmark text:name=".D0.90.D1.83.D1.82.D0.B5.D0.BD.D1.82.D0.B8.D1.84.D0.B8.D0.BA.D0.B0.D1.86.D0.B8.D1.8F_.D0.BA.D0.BB.D0.B8.D0.B5.D0.BD.D1.82.D0.B0"/><text:bookmark text:name="Аутентификация_клиента"/>Аутентификация клиента</text:h>
      <text:p text:style-name="P36">Вместо описанного ранее ограничения по местоположению, современные SMTP-серверы обычно требуют аутентификацию пользователей перед получением доступа. Эта система, <text:soft-page-break/>будучи более гибкой, поддерживает мобильных пользователей и предоставляет им фиксированный выбор настроенного сервера исходящей почты. </text:p>
      <text:h text:style-name="P3" text:outline-level="3"><text:bookmark text:name=".D0.9F.D0.BE.D1.80.D1.82.D1.8B"/><text:bookmark text:name="Порты"/>Порты</text:h>
      <text:p text:style-name="P36">Администраторы сервера выбирают, какой порт будут использовать клиенты для ретрансляции исходящей почты — 25 или 587. Спецификации и многие серверы поддерживают и тот, и другой порты. Хотя некоторые серверы поддерживают порт 465 для безопасного SMTP, но предпочтительнее использовать стандартные порты и ESMTP-команды, если необходима защищённая сессия между клиентом и сервером. </text:p>
      <text:p text:style-name="P36">Некоторые серверы настроены на отклонение всех ретрансляций по порту 25, но пользователям, прошедшим аутентификацию по порту 587, позволено перенаправлять сообщения на любой действительный адрес. </text:p>
      <text:p text:style-name="P36">Некоторые провайдеры перехватывают порт 25, перенаправляя трафик на свой собственный SMTP-сервер вне зависимости от адреса назначения. Таким образом, их пользователи не могут получить доступ к серверу за пределами провайдерской сети по порту 25. </text:p>
      <text:p text:style-name="P54"><text:span text:style-name="T46">Некоторые серверы поддерживают аутентифицированный доступ по дополнительному, отличному от 25, порту, позволяя пользователям соединяться с ними, даже если порт 25 заблокирован</text:span>. </text:p>
      <text:h text:style-name="P64" text:outline-level="2">Безопасность SMTP и спам</text:h>
      <text:p text:style-name="P37">Изначальная спецификация SMTP не включала средств для аутентификации отправителей. Впоследствии, в <text:a xlink:type="simple" xlink:href="https://tools.ietf.org/html/rfc2554" text:style-name="Internet_20_link" text:visited-style-name="Visited_20_Internet_20_Link">RFC 2554</text:a> было введено расширение. Расширение SMTP (ESMTP) предоставляет почтовым клиентам возможности задания механизма обеспечения безопасности для сервера, аутентификации и профиля безопасности <text:a xlink:type="simple" xlink:href="https://ru.wikipedia.org/wiki/Simple_Authentication_and_Security_Layer" text:style-name="Internet_20_link" text:visited-style-name="Visited_20_Internet_20_Link">SASL</text:a> (Simple Authentication and Security Layer) для последующих передач сообщений. </text:p>
      <text:p text:style-name="P37">Продукты Microsoft реализуют собственный протокол — SPA (Secure Password Authentication) с помощью расширения SMTP-AUTH. </text:p>
      <text:p text:style-name="P37">Однако, непрактичность широкого распространения реализации и управления SMTP-AUTH означает, что проблема спама не может быть решена с его помощью. </text:p>
      <text:p text:style-name="P37">Обширное изменение SMTP, так же как и полная его замена, считаются непрактичными из-за огромной инсталлированной базы SMTP. Internet Mail 2000 был одним из претендентов для такой замены. </text:p>
      <text:p text:style-name="P37">Спам функционирует благодаря различным факторам, в том числе не соответствующие стандартам реализации MTA, уязвимости в защите операционных систем (усугубляемые постоянным широкополосным подключением), что позволяет спамерам удаленно контролировать компьютер конечного пользователя и посылать с него спам. </text:p>
      <text:p text:style-name="P55"><text:span text:style-name="T46">Существует несколько предложений для побочных протоколов, помогающих работе SMTP. Исследовательская группа Anti-Spam (The Anti-Spam Research Group — ASRG) — подразделение Исследовательской группы Интернет-технологий работает над почтовой аутентификацией и другими предложениями для предоставления простой аутентификации, которая будет гибкой, легковесной и масштабируемой. Недавняя деятельность </text:span><text:a xlink:type="simple" xlink:href="https://ru.wikipedia.org/wiki/Инженерный_совет_Интернета" text:style-name="Internet_20_link" text:visited-style-name="Visited_20_Internet_20_Link"><text:span text:style-name="T46">Инженерного </text:span></text:a><text:soft-page-break/><text:a xlink:type="simple" xlink:href="https://ru.wikipedia.org/wiki/Инженерный_совет_Интернета" text:style-name="Internet_20_link" text:visited-style-name="Visited_20_Internet_20_Link"><text:span text:style-name="T46">совета Интернета</text:span></text:a><text:span text:style-name="T46"> (IETF) включает в себя MARID (2004), приведший к двум утверждённым IETF-экспериментам в 2005, и </text:span><text:a xlink:type="simple" xlink:href="https://ru.wikipedia.org/wiki/DomainKeys_Identified_Mail" text:style-name="Internet_20_link" text:visited-style-name="Visited_20_Internet_20_Link"><text:span text:style-name="T46">DomainKeys Identified Mail</text:span></text:a><text:span text:style-name="T46"> в 2006. </text:span></text:p>
      <text:p text:style-name="P26"><text:span text:style-name="T1">IMAP</text:span></text:p>
      <text:p text:style-name="P25"><text:span text:style-name="T1">IMAP</text:span> (<text:span text:style-name="T41">Internet Message Access Protocol</text:span>) — <text:a xlink:type="simple" xlink:href="https://ru.wikipedia.org/wiki/Сетевой_протокол" text:style-name="Internet_20_link" text:visited-style-name="Visited_20_Internet_20_Link">протокол</text:a> <text:a xlink:type="simple" xlink:href="https://ru.wikipedia.org/wiki/Протоколы_прикладного_уровня" text:style-name="Internet_20_link" text:visited-style-name="Visited_20_Internet_20_Link">прикладного уровня</text:a> для доступа к <text:a xlink:type="simple" xlink:href="https://ru.wikipedia.org/wiki/Электронная_почта" text:style-name="Internet_20_link" text:visited-style-name="Visited_20_Internet_20_Link">электронной почте</text:a>. </text:p>
      <text:p text:style-name="P38">Базируется на транспортном протоколе <text:a xlink:type="simple" xlink:href="https://ru.wikipedia.org/wiki/Transmission_Control_Protocol" text:style-name="Internet_20_link" text:visited-style-name="Visited_20_Internet_20_Link">TCP</text:a> и использует <text:a xlink:type="simple" xlink:href="https://ru.wikipedia.org/wiki/Порт_(компьютерные_сети)" text:style-name="Internet_20_link" text:visited-style-name="Visited_20_Internet_20_Link">порт</text:a> 143, а IMAPS (IMAP поверх <text:a xlink:type="simple" xlink:href="https://ru.wikipedia.org/wiki/SSL" text:style-name="Internet_20_link" text:visited-style-name="Visited_20_Internet_20_Link">SSL</text:a>) — порт 993. IMAP работает только с сообщениями и не требует каких-либо пакетов со специальными заголовками<text:bookmark text:name="cite_ref-_a7b1ccd14fe6e0f4_1-0"/><text:a xlink:type="simple" xlink:href="https://ru.wikipedia.org/wiki/IMAP#cite_note-_a7b1ccd14fe6e0f4-1" text:style-name="Internet_20_link" text:visited-style-name="Visited_20_Internet_20_Link">[1]</text:a>. </text:p>
      <text:p text:style-name="P38">IMAP предоставляет пользователю широкие возможности для работы с почтовыми ящиками, находящимися на почтовом <text:a xlink:type="simple" xlink:href="https://ru.wikipedia.org/wiki/Сервер_(программное_обеспечение)" text:style-name="Internet_20_link" text:visited-style-name="Visited_20_Internet_20_Link">сервере</text:a>. <text:a xlink:type="simple" xlink:href="https://ru.wikipedia.org/wiki/Почтовая_программа" text:style-name="Internet_20_link" text:visited-style-name="Visited_20_Internet_20_Link">Почтовая программа</text:a>, использующая этот протокол, получает доступ к хранилищу корреспонденции на сервере так, как будто эта корреспонденция расположена на компьютере получателя. Электронными письмами можно манипулировать с компьютера пользователя (<text:a xlink:type="simple" xlink:href="https://ru.wikipedia.org/wiki/Клиент_(информатика)" text:style-name="Internet_20_link" text:visited-style-name="Visited_20_Internet_20_Link">клиента</text:a>) без постоянной пересылки с сервера и обратно полного содержания писем. </text:p>
      <text:p text:style-name="P38">Для отправки писем используется обычно протокол <text:a xlink:type="simple" xlink:href="https://ru.wikipedia.org/wiki/Simple_Mail_Transfer_Protocol" text:style-name="Internet_20_link" text:visited-style-name="Visited_20_Internet_20_Link">SMTP</text:a>, так как собственная команда отправки протокола IMAP, называемая APPEND, не содержит в себе механизма передачи служебной информации<text:bookmark text:name="cite_ref-_a7b1ccd14fe6e0f4_1-1"/><text:a xlink:type="simple" xlink:href="https://ru.wikipedia.org/wiki/IMAP#cite_note-_a7b1ccd14fe6e0f4-1" text:style-name="Internet_20_link" text:visited-style-name="Visited_20_Internet_20_Link">[1]</text:a>. </text:p>
      <text:p text:style-name="P38">Для имён почтовых ящиков (папок) с символами вне диапазона <text:a xlink:type="simple" xlink:href="https://ru.wikipedia.org/wiki/ASCII" text:style-name="Internet_20_link" text:visited-style-name="Visited_20_Internet_20_Link">ASCII</text:a> используется модифицированная версия кодировки <text:a xlink:type="simple" xlink:href="https://ru.wikipedia.org/wiki/UTF-7" text:style-name="Internet_20_link" text:visited-style-name="Visited_20_Internet_20_Link">UTF-7</text:a><text:bookmark text:name="cite_ref-_a7b1ccd14fe6e0f4_1-2"/><text:a xlink:type="simple" xlink:href="https://ru.wikipedia.org/wiki/IMAP#cite_note-_a7b1ccd14fe6e0f4-1" text:style-name="Internet_20_link" text:visited-style-name="Visited_20_Internet_20_Link">[1]</text:a>. </text:p>
      <text:h text:style-name="P61" text:outline-level="2"><text:bookmark text:name="Цель_разработки_протокола_IMAP"/>Цель разработки протокола IMAP</text:h>
      <text:p text:style-name="P38">Протокол IMAP представляет собой альтернативу <text:a xlink:type="simple" xlink:href="https://ru.wikipedia.org/wiki/POP3" text:style-name="Internet_20_link" text:visited-style-name="Visited_20_Internet_20_Link">POP</text:a> с зачаточными способностями по отправке. </text:p>
      <text:p text:style-name="P38">Первая версия протокола <text:a xlink:type="simple" xlink:href="https://ru.wikipedia.org/wiki/POP3#История" text:style-name="Internet_20_link" text:visited-style-name="Visited_20_Internet_20_Link">POP</text:a> имела ряд недостатков, и наиболее серьёзный из них — отсутствие возможностей по управлению перемещением и хранением сообщений на сервере. В POP сообщения загружаются с почтового сервера все сразу, после чего они с сервера удаляются, то есть отсутствует возможность выбирать сообщения для получения. </text:p>
      <text:p text:style-name="P38">Для решения проблем, связанных с этой особенностью POP, в 1986 году <text:a xlink:type="simple" xlink:href="https://ru.wikipedia.org/w/index.php?title=Криспин,_Марк&amp;action=edit&amp;redlink=1" text:style-name="Internet_20_link" text:visited-style-name="Visited_20_Internet_20_Link">Марк Криспин</text:a> (<text:a xlink:type="simple" xlink:href="https://ru.wikipedia.org/wiki/Английский_язык" text:style-name="Internet_20_link" text:visited-style-name="Visited_20_Internet_20_Link">англ.</text:a> <text:a xlink:type="simple" xlink:href="https://en.wikipedia.org/wiki/Mark_Crispin" text:style-name="Internet_20_link" text:visited-style-name="Visited_20_Internet_20_Link"><text:span text:style-name="T41">Mark Crispin</text:span></text:a>), работавший тогда в <text:a xlink:type="simple" xlink:href="https://ru.wikipedia.org/wiki/Стэнфордский_университет" text:style-name="Internet_20_link" text:visited-style-name="Visited_20_Internet_20_Link">Стэнфордском университете</text:a>, создал новый <text:a xlink:type="simple" xlink:href="https://ru.wikipedia.org/wiki/Протокол_передачи_данных" text:style-name="Internet_20_link" text:visited-style-name="Visited_20_Internet_20_Link">протокол</text:a> получения почты с сервера<text:bookmark text:name="cite_ref-_ca1f692b3d5eaad4_2-0"/><text:a xlink:type="simple" xlink:href="https://ru.wikipedia.org/wiki/IMAP#cite_note-_ca1f692b3d5eaad4-2" text:style-name="Internet_20_link" text:visited-style-name="Visited_20_Internet_20_Link">[2]</text:a>. </text:p>
      <text:p text:style-name="P38">Новый протокол предоставил пользователям возможность получения электронной почты в различных местах из одного почтового ящика. Пользователю предоставляется возможность управлять сообщениями в его почтовом ящике и дополнительные функции по обслуживанию почтовых ящиков на сервере. </text:p>
      <text:p text:style-name="P38">В дальнейшем протокол POP был доработан, в POP3 (POP версии 3) есть возможность получать с сервера избранные сообщения и оставлять избранные сообщения на сервере. В последних версиях между IMAP и POP основное отличие для пользователя — IMAP4 может обращаться к письмам в разных почтовых папках на сервере и перемещать письма между ними, а POP3 обращается к письмам на сервере по номерам в линейном списке (т. е. работает только с одной почтовой папкой). </text:p>
      <text:h text:style-name="P65" text:outline-level="2"><text:bookmark text:name=".D0.9F.D1.80.D0.B5.D0.B8.D0.BC.D1.83.D1.89.D0.B5.D1.81.D1.82.D0.B2.D0.B0_.D0.BF.D0.BE_.D1.81.D1.80.D0.B0.D0.B2.D0.BD.D0.B5.D0.BD.D0.B8.D1.8E_.D1.81_POP3"/><text:bookmark text:name="Преимущества_по_сравнению_с_POP3"/><text:soft-page-break/>Преимущества по сравнению с POP3</text:h>
      <text:p text:style-name="P38">При использовании POP3 клиент подключается к серверу только на промежуток времени, необходимый для загрузки новых сообщений. При использовании IMAP соединение не разрывается, пока пользовательский интерфейс активен, а сообщения загружаются только по требованию клиента. Это позволяет уменьшить время отклика для пользователей, в чьих ящиках имеется много сообщений большого объёма. </text:p>
      <text:p text:style-name="P38">Протокол POP требует, чтобы текущий клиент был единственным подключённым к ящику. IMAP допускает одновременный доступ нескольких клиентов к ящику и предоставляет клиенту возможность отслеживать изменения, вносимые другими клиентами, подключёнными одновременно с ним. </text:p>
      <text:p text:style-name="P38">Благодаря системе флагов, определённой в IMAP4, клиент может отслеживать состояние сообщения (прочитано, отправлен ответ, удалено и т. д.); данные о флагах хранятся на сервере. </text:p>
      <text:p text:style-name="P38">Клиенты IMAP4 могут создавать, переименовывать и удалять ящики и перемещать сообщения между ящиками. Кроме того, можно использовать расширение «IMAP4 Access Control List (ACL) Extension» (<text:a xlink:type="simple" xlink:href="https://tools.ietf.org/html/rfc4314" text:style-name="Internet_20_link" text:visited-style-name="Visited_20_Internet_20_Link">RFC 4314</text:a>) для управления правами доступа к ящикам. </text:p>
      <text:p text:style-name="P38">Поиск сообщений происходит на стороне сервера. </text:p>
      <text:p text:style-name="P38"/>
      <text:p text:style-name="P27"><text:span text:style-name="T1">SSL</text:span></text:p>
      <text:p text:style-name="P28"><text:span text:style-name="T1">SSL</text:span> (<text:span text:style-name="T41">Secure Sockets Layer</text:span> — уровень защищённых <text:a xlink:type="simple" xlink:href="https://ru.wikipedia.org/wiki/Сокет_(программный_интерфейс)" text:style-name="Internet_20_link" text:visited-style-name="Visited_20_Internet_20_Link">сокетов</text:a>) — <text:a xlink:type="simple" xlink:href="https://ru.wikipedia.org/wiki/Криптографический_протокол" text:style-name="Internet_20_link" text:visited-style-name="Visited_20_Internet_20_Link">криптографический протокол</text:a>, который подразумевает более безопасную связь. Он использует асимметричную криптографию для аутентификации ключей обмена, симметричное шифрование для сохранения конфиденциальности, коды аутентификации сообщений для целостности сообщений. Протокол широко использовался для обмена мгновенными сообщениями и передачи голоса через <text:a xlink:type="simple" xlink:href="https://ru.wikipedia.org/wiki/IP" text:style-name="Internet_20_link" text:visited-style-name="Visited_20_Internet_20_Link">IP</text:a> (<text:span text:style-name="T41">Voice over IP</text:span>— <text:a xlink:type="simple" xlink:href="https://ru.wikipedia.org/wiki/VoIP" text:style-name="Internet_20_link" text:visited-style-name="Visited_20_Internet_20_Link">VoIP</text:a>) в таких приложениях, как <text:a xlink:type="simple" xlink:href="https://ru.wikipedia.org/wiki/Электронная_почта" text:style-name="Internet_20_link" text:visited-style-name="Visited_20_Internet_20_Link">электронная почта</text:a>, интернет-факс и др. В 2014 году правительство США сообщило об уязвимости в текущей версии протокола. SSL должен быть исключён из работы в пользу <text:a xlink:type="simple" xlink:href="https://ru.wikipedia.org/wiki/TLS" text:style-name="Internet_20_link" text:visited-style-name="Visited_20_Internet_20_Link">TLS</text:a> . </text:p>
      <text:p text:style-name="P44">SSL изначально разработан компанией <text:a xlink:type="simple" xlink:href="https://ru.wikipedia.org/wiki/Netscape_Communications" text:style-name="Internet_20_link" text:visited-style-name="Visited_20_Internet_20_Link"><text:span text:style-name="T44">Netscape Communications</text:span></text:a> для добавления протокола <text:a xlink:type="simple" xlink:href="https://ru.wikipedia.org/wiki/HTTPS" text:style-name="Internet_20_link" text:visited-style-name="Visited_20_Internet_20_Link">HTTPS</text:a> в свой веб-браузер <text:a xlink:type="simple" xlink:href="https://ru.wikipedia.org/wiki/Netscape_Navigator" text:style-name="Internet_20_link" text:visited-style-name="Visited_20_Internet_20_Link">Netscape Navigator</text:a>. Впоследствии на основании протокола SSL 3.0 был разработан и принят <text:a xlink:type="simple" xlink:href="https://ru.wikipedia.org/wiki/RFC#Содержимое_RFC" text:style-name="Internet_20_link" text:visited-style-name="Visited_20_Internet_20_Link">стандарт RFC</text:a>, получивший имя <text:a xlink:type="simple" xlink:href="https://ru.wikipedia.org/wiki/TLS" text:style-name="Internet_20_link" text:visited-style-name="Visited_20_Internet_20_Link">TLS</text:a>. </text:p>
      <text:h text:style-name="P62" text:outline-level="2"><text:bookmark text:name="Описание"/>Описание</text:h>
      <text:p text:style-name="P44">Протокол SSL обеспечивает защищённый обмен данными за счёт двух следующих элементов: </text:p>
      <text:list xml:id="list493697929" text:style-name="L19">
        <text:list-item>
          <text:p text:style-name="P49">Аутентификация </text:p>
        </text:list-item>
        <text:list-item>
          <text:p text:style-name="P39">Шифрование</text:p>
        </text:list-item>
      </text:list>
      <text:p text:style-name="P44">SSL использует асимметричную криптографию для аутентификации ключей обмена, симметричный шифр для сохранения конфиденциальности, коды аутентификации сообщений для целостности сообщений. </text:p>
      <text:p text:style-name="P44"><text:soft-page-break/>Протокол SSL предоставляет «безопасный канал», который имеет три основных свойства: </text:p>
      <text:list xml:id="list3357153150" text:style-name="L24">
        <text:list-item>
          <text:p text:style-name="P50">Канал является частным. Шифрование используется для всех сообщений после простого диалога, который служит для определения секретного ключа. </text:p>
        </text:list-item>
        <text:list-item>
          <text:p text:style-name="P50">Канал аутентифицирован. Серверная сторона диалога всегда аутентифицируется, а клиентская делает это опционально. </text:p>
        </text:list-item>
        <text:list-item>
          <text:p text:style-name="P40">Канал надёжен. Транспортировка сообщений включает в себя проверку целостности.</text:p>
        </text:list-item>
      </text:list>
      <text:p text:style-name="P44">Преимуществом SSL является то, что он независим от прикладного протокола. Протоколы приложений (<text:a xlink:type="simple" xlink:href="https://ru.wikipedia.org/wiki/HTTP" text:style-name="Internet_20_link" text:visited-style-name="Visited_20_Internet_20_Link">HTTP</text:a>, <text:a xlink:type="simple" xlink:href="https://ru.wikipedia.org/wiki/FTP" text:style-name="Internet_20_link" text:visited-style-name="Visited_20_Internet_20_Link">FTP</text:a>, <text:a xlink:type="simple" xlink:href="https://ru.wikipedia.org/wiki/TELNET" text:style-name="Internet_20_link" text:visited-style-name="Visited_20_Internet_20_Link">TELNET</text:a> и т. д.) могут работать поверх протокола SSL совершенно прозрачно, то есть SSL может согласовывать алгоритм шифрования и ключ сессии, а также аутентифицировать сервер до того, как приложение примет или передаст первый байт сообщения. </text:p>
      <text:p text:style-name="P44"><text:span text:style-name="T1">Протокол подтверждения подключения</text:span> используется для согласования данных сессии между клиентом и сервером. К данным сессии относятся: </text:p>
      <text:list xml:id="list89400633" text:style-name="L25">
        <text:list-item>
          <text:p text:style-name="P51">Идентификационный номер сессии </text:p>
        </text:list-item>
        <text:list-item>
          <text:p text:style-name="P51"><text:a xlink:type="simple" xlink:href="https://ru.wikipedia.org/wiki/Цифровой_сертификат" text:style-name="Internet_20_link" text:visited-style-name="Visited_20_Internet_20_Link">Сертификаты</text:a> обеих сторон </text:p>
        </text:list-item>
        <text:list-item>
          <text:p text:style-name="P51">Параметры алгоритма шифрования </text:p>
        </text:list-item>
        <text:list-item>
          <text:p text:style-name="P51">Алгоритм сжатия информации </text:p>
        </text:list-item>
        <text:list-item>
          <text:p text:style-name="P41">«Общий <text:a xlink:type="simple" xlink:href="https://ru.wikipedia.org/wiki/Секрет_(криптография)" text:style-name="Internet_20_link" text:visited-style-name="Visited_20_Internet_20_Link">секрет</text:a>» применён для создания <text:a xlink:type="simple" xlink:href="https://ru.wikipedia.org/wiki/Ключ_(криптография)" text:style-name="Internet_20_link" text:visited-style-name="Visited_20_Internet_20_Link">ключей</text:a>; открытый ключ</text:p>
        </text:list-item>
      </text:list>
      <text:p text:style-name="P44"><text:span text:style-name="T1">Протокол подтверждения подключения</text:span> производит цепочку обмена данными, что в свою очередь начинает аутентификацию сторон и согласовывает шифрование, хеширование и сжатие. Следующий этап — аутентификация участников, которая осуществляется также протоколом подтверждения подключения. </text:p>
      <text:p text:style-name="P44"><text:span text:style-name="T1">Протокол изменения параметров шифра</text:span> используется для изменения данных ключа (keyingmaterial) — информации, которая используется для создания ключей шифрования. Протокол состоит всего из одного сообщения, в котором сервер говорит, что отправитель хочет изменить набор ключей. </text:p>
      <text:p text:style-name="P44"><text:span text:style-name="T1">Предупредительный протокол</text:span> содержит сообщение, которое показывает сторонам изменение статуса или сообщает о возможной ошибке. Обычно предупреждение отсылается тогда, когда подключение закрыто и получено неправильное сообщение, сообщение невозможно расшифровать или пользователь отменяет операцию. </text:p>
      <text:h text:style-name="P4" text:outline-level="3"><text:bookmark text:name=".D0.A6.D0.B8.D1.84.D1.80.D0.BE.D0.B2.D1.8B.D0.B5_.D1.81.D0.B5.D1.80.D1.82.D0.B8.D1.84.D0.B8.D0.BA.D0.B0.D1.82.D1.8B"/><text:bookmark text:name="Цифровые_сертификаты"/>Цифровые сертификаты</text:h>
      <text:p text:style-name="P44">Протокол SSL использует сертификаты для проверки принадлежности открытого ключа его реальному владельцу. Способы получения SSL-сертификата: </text:p>
      <text:list xml:id="list3996419888" text:style-name="L26">
        <text:list-item>
          <text:p text:style-name="P52">Использовать сертификат, выданный <text:a xlink:type="simple" xlink:href="https://ru.wikipedia.org/wiki/Центр_сертификации" text:style-name="Internet_20_link" text:visited-style-name="Visited_20_Internet_20_Link">CA</text:a> </text:p>
        </text:list-item>
        <text:list-item>
          <text:p text:style-name="P52">Использовать самоподписанный сертификат </text:p>
        </text:list-item>
        <text:list-item>
          <text:p text:style-name="P42">Использовать «пустой» сертификат</text:p>
        </text:list-item>
      </text:list>
      <text:p text:style-name="P44">Самоподписанный сертификат — сертификат, созданный самим пользователем — в этом случае издатель сертификата совпадает с владельцем сертификата. «Пустой» сертификат — сертификат, содержащий фиктивную информацию, используемую в качестве временной для настройки SSL и проверки его функциональности в данной среде. </text:p>
      <text:p text:style-name="P44"><text:soft-page-break/>Среди сертификатов SSL выделяют сертификаты, подтверждающие домен (<text:a xlink:type="simple" xlink:href="https://ru.wikipedia.org/wiki/Английский_язык" text:style-name="Internet_20_link" text:visited-style-name="Visited_20_Internet_20_Link">англ.</text:a> <text:span text:style-name="T41">Domain-validated certificate</text:span>) и <text:a xlink:type="simple" xlink:href="https://ru.wikipedia.org/wiki/Сертификат_EV_SSL" text:style-name="Internet_20_link" text:visited-style-name="Visited_20_Internet_20_Link">расширенной проверки</text:a>. Последний связывает доменное имя с реальным физическим или юридическим лицом. </text:p>
      <text:h text:style-name="P4" text:outline-level="3"><text:bookmark text:name=".D0.9E.D1.81.D0.BE.D0.B1.D0.B5.D0.BD.D0.BD.D0.BE.D1.81.D1.82.D0.B8_.D1.88.D0.B8.D1.84.D1.80.D0.BE.D0.B2.D0.B0.D0.BD.D0.B8.D1.8F"/><text:bookmark text:name="Особенности_шифрования"/>Особенности шифрования</text:h>
      <text:p text:style-name="P44">Существует два основных способа шифрования данных: <text:a xlink:type="simple" xlink:href="https://ru.wikipedia.org/wiki/Симметричные_криптосистемы" text:style-name="Internet_20_link" text:visited-style-name="Visited_20_Internet_20_Link">симметричное шифрование</text:a> (общий секретный ключ) и <text:a xlink:type="simple" xlink:href="https://ru.wikipedia.org/wiki/Криптосистема_с_открытым_ключом" text:style-name="Internet_20_link" text:visited-style-name="Visited_20_Internet_20_Link">асимметричное шифрование</text:a> (пара открытый/приватный ключ). </text:p>
      <text:p text:style-name="P44">SSL использует как асимметричную, так и симметричную криптографию. </text:p>
      <text:p text:style-name="P44">Суть <text:span text:style-name="T1">асимметричного шифрования</text:span> заключается в том, что используется пара ключей. Один из ключей называется открытым (как правило, он публикуется в самом сертификате владельца), а второй ключ называется приватным — он держится в тайне. Оба ключа используются в паре: открытый ключ используется для того, чтобы зашифровать данные, а приватный — для того, чтобы расшифровать их. Такая взаимосвязь позволяет делать две важные вещи. </text:p>
      <text:list xml:id="list2622624791" text:style-name="L27">
        <text:list-item>
          <text:p text:style-name="P53">Любой пользователь может получить открытый ключ и использовать его для шифрования данных, расшифровать которые сможет только пользователь, владеющий приватным ключом. </text:p>
        </text:list-item>
        <text:list-item>
          <text:p text:style-name="P43">Если владелец ключевой пары "зашифрует" (подпишет) данные своим приватным ключом, то каждый сможет убедиться в том, что данные были отправлены именно владельцем приватного ключа и не были изменены третьей стороной. Именно это является основой <text:a xlink:type="simple" xlink:href="https://ru.wikipedia.org/wiki/Электронная_подпись" text:style-name="Internet_20_link" text:visited-style-name="Visited_20_Internet_20_Link">цифровых подписей</text:a>.</text:p>
        </text:list-item>
      </text:list>
      <text:p text:style-name="P44"><text:a xlink:type="simple" xlink:href="https://ru.wikipedia.org/wiki/RSA" text:style-name="Internet_20_link" text:visited-style-name="Visited_20_Internet_20_Link">RSA</text:a> — один из самых распространённых алгоритмов асимметричного шифрования. </text:p>
      <text:p text:style-name="P44">При использовании <text:span text:style-name="T1">симметричного шифрования</text:span> один и тот же ключ используется как для шифрования, так и для расшифровывания данных. Если стороны хотят обменяться зашифрованными сообщениями в безопасном режиме, то у обеих сторон должны быть одинаковые симметричные ключи. Такой тип шифрования используется для большого объёма данных (так как симметричное шифрование является более быстрым). Обычно используются алгоритмы <text:a xlink:type="simple" xlink:href="https://ru.wikipedia.org/wiki/DES" text:style-name="Internet_20_link" text:visited-style-name="Visited_20_Internet_20_Link">DES</text:a>, <text:a xlink:type="simple" xlink:href="https://ru.wikipedia.org/wiki/Triple_DES" text:style-name="Internet_20_link" text:visited-style-name="Visited_20_Internet_20_Link">3-DES</text:a>, <text:a xlink:type="simple" xlink:href="https://ru.wikipedia.org/wiki/RC2" text:style-name="Internet_20_link" text:visited-style-name="Visited_20_Internet_20_Link">RC2</text:a>, <text:a xlink:type="simple" xlink:href="https://ru.wikipedia.org/wiki/RC4" text:style-name="Internet_20_link" text:visited-style-name="Visited_20_Internet_20_Link">RC4</text:a> и <text:a xlink:type="simple" xlink:href="https://ru.wikipedia.org/wiki/Advanced_Encryption_Standard" text:style-name="Internet_20_link" text:visited-style-name="Visited_20_Internet_20_Link">AES</text:a>. </text:p>
      <text:p text:style-name="P44">Протокол SSL использует шифрование с открытым ключом для взаимной аутентификации клиента и сервера (с помощью технологии цифровых подписей), а также для выработки сессионного ключа, который, в свою очередь, используется более быстрыми алгоритмами симметричной криптографии для шифрования большого объёма данных. </text:p>
      <text:h text:style-name="P4" text:outline-level="3"><text:bookmark text:name=".D0.A5.D0.B5.D1.88.D0.B8.D1.80.D0.BE.D0.B2.D0.B0.D0.BD.D0.B8.D0.B5"/><text:bookmark text:name="Хеширование"/>Хеширование</text:h>
      <text:p text:style-name="P44">Основная статья: <text:a xlink:type="simple" xlink:href="https://ru.wikipedia.org/wiki/Хеширование" text:style-name="Internet_20_link" text:visited-style-name="Visited_20_Internet_20_Link"><text:span text:style-name="T1">Хеширование</text:span></text:a></text:p>
      <text:p text:style-name="P44">Хеш-значение является идентификатором сообщения, его размер меньше размера оригинального сообщения. Самыми известными хеш-алгоритмами являются <text:a xlink:type="simple" xlink:href="https://ru.wikipedia.org/wiki/MD5" text:style-name="Internet_20_link" text:visited-style-name="Visited_20_Internet_20_Link">MD5</text:a> (Message Digest 5), который создаёт 128-битное хеш-значение, <text:a xlink:type="simple" xlink:href="https://ru.wikipedia.org/wiki/SHA-1" text:style-name="Internet_20_link" text:visited-style-name="Visited_20_Internet_20_Link">SHA-1</text:a> (Secure Hash Algorithm), создающий 160-битное хеш-значение, <text:a xlink:type="simple" xlink:href="https://ru.wikipedia.org/wiki/SHA-2" text:style-name="Internet_20_link" text:visited-style-name="Visited_20_Internet_20_Link">SHA-2</text:a> и <text:a xlink:type="simple" xlink:href="https://ru.wikipedia.org/wiki/Keccak" text:style-name="Internet_20_link" text:visited-style-name="Visited_20_Internet_20_Link">SHA-3</text:a>. Результат работы алгоритма хеширования — значение, которое используется для проверки целостности передачи данных.</text:p>
      <text:p text:style-name="P18">IMAP4 имеет явный механизм расширения. </text:p>
      <text:p text:style-name="P9"><text:soft-page-break/>1.4.2. Информационное обеспечение (ИО) -</text:p>
      <text:p text:style-name="P9"/>
      <text:p text:style-name="P9"/>
      <text:p text:style-name="P9">1.4.3. Программное обеспечение (ПО) <text:span text:style-name="T7">+ </text:span></text:p>
      <text:p text:style-name="P9"/>
      <text:p text:style-name="P9"/>
      <text:p text:style-name="P9"/>
      <text:p text:style-name="P9"/>
      <text:p text:style-name="P9"/>
      <text:p text:style-name="P9"/>
      <text:p text:style-name="P9">2. Проектная час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9T16:38:24.309191763</meta:creation-date>
    <meta:generator>LibreOffice/6.0.7.3$Linux_x86 LibreOffice_project/00m0$Build-3</meta:generator>
    <dc:date>2021-02-09T19:57:35.361841598</dc:date>
    <meta:editing-duration>PT1H46M54S</meta:editing-duration>
    <meta:editing-cycles>18</meta:editing-cycles>
    <meta:document-statistic meta:table-count="0" meta:image-count="0" meta:object-count="0" meta:page-count="25" meta:paragraph-count="265" meta:word-count="7388" meta:character-count="59204" meta:non-whitespace-character-count="51942"/>
  </office:meta>
</office:document-meta>
</file>